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1">
      <style:graphic-properties draw:stroke="solid" draw:stroke-dash="Dashed_20__28_var_29_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8cm" fo:padding-top="0.095cm" fo:padding-bottom="0.095cm" fo:padding-left="0.22cm" fo:padding-right="0.22cm" fo:wrap-option="no-wrap" draw:shadow="hidden" draw:shadow-offset-x="0.2cm" draw:shadow-offset-y="0.2cm" draw:shadow-color="#808080"/>
      <style:paragraph-properties style:writing-mode="lr-tb"/>
    </style:style>
    <style:style style:name="gr5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4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4" style:family="graphic" style:parent-style-name="standard" style:list-style-name="L1">
      <style:graphic-properties draw:stroke="solid" svg:stroke-width="0.04cm" svg:stroke-color="#666666" draw:marker-start="" draw:marker-start-width="0.26cm" draw:marker-start-center="false" draw:marker-end="" draw:marker-end-width="0.26cm" draw:marker-end-center="false" draw:fill="gradient" draw:fill-color="#cfe7f5" draw:fill-gradient-name="Greyscale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Purple_20_Square_20_BR"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9b460"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Orange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9" style:family="graphic" style:parent-style-name="standard" style:list-style-name="L1">
      <style:graphic-properties draw:stroke="solid" svg:stroke-width="0.04cm" svg:stroke-color="#b2b2b2" draw:marker-start="" draw:marker-start-width="0.26cm" draw:marker-start-center="false" draw:marker-end="" draw:marker-end-width="0.26cm" draw:marker-end-center="false" draw:fill="gradient" draw:fill-color="#cfe7f5" draw:fill-gradient-name="Light_20_Grey_20_Linear_20_B"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0"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0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graphic-properties draw:marker-start="" draw:marker-start-width="0.3cm" draw:marker-end="" draw:textarea-vertical-align="middle"/>
    </style:style>
    <style:style style:name="gr14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3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objectwithoutfill">
      <style:graphic-properties draw:stroke="dash" draw:stroke-dash="Dashed_20__28_var_29_" svg:stroke-width="0.053cm" draw:marker-start="" draw:marker-start-width="0.379cm" draw:marker-end="" draw:marker-end-width="0.379cm" draw:fill="none" draw:textarea-vertical-align="middle" fo:padding-top="0.151cm" fo:padding-bottom="0.151cm" fo:padding-left="0.276cm" fo:padding-right="0.276cm"/>
    </style:style>
    <style:style style:name="gr147"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4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5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5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6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7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79"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0" style:family="graphic" style:parent-style-name="standard">
      <style:graphic-properties draw:marker-start="" draw:marker-end="" draw:textarea-vertical-align="middle"/>
    </style:style>
    <style:style style:name="gr181"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Light_20_Red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8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19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3"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4"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05"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6"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7"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8"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09"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0"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1"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2" style:family="graphic" style:parent-style-name="standard" style:list-style-name="L1">
      <style:graphic-properties draw:stroke="solid" svg:stroke-width="0.04cm" svg:stroke-color="#ffffff" draw:marker-start="" draw:marker-start-width="0.26cm" draw:marker-start-center="false" draw:marker-end="" draw:marker-end-width="0.26cm" draw:marker-end-center="false" draw:fill="none" draw:fill-color="#729fcf" draw:textarea-horizontal-align="justify" draw:textarea-vertical-align="middle" fo:padding-top="0.02cm" fo:padding-bottom="0.02cm" fo:padding-left="0.02cm" fo:padding-right="0.02cm" draw:shadow="hidden" draw:shadow-offset-x="0.2cm" draw:shadow-offset-y="0.2cm" draw:shadow-color="#808080"/>
    </style:style>
    <style:style style:name="gr213"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21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9cm" fo:padding-top="0.095cm" fo:padding-bottom="0.095cm" fo:padding-left="0.22cm" fo:padding-right="0.22cm" fo:wrap-option="no-wrap" draw:shadow="hidden" draw:shadow-offset-x="0.2cm" draw:shadow-offset-y="0.2cm" draw:shadow-color="#808080"/>
      <style:paragraph-properties style:writing-mode="lr-tb"/>
    </style:style>
    <style:style style:name="gr21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1">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9" style:family="graphic" style:parent-style-name="standard" style:list-style-name="L1">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standard" style:list-style-name="L1">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3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1">
      <style:graphic-properties draw:stroke="solid" svg:stroke-width="0.04cm" svg:stroke-color="#b2b2b2"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24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6" style:family="graphic" style:parent-style-name="standard" style:list-style-name="L1">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88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graphic-properties draw:stroke="none" svg:stroke-color="#000000" draw:fill="none" draw:fill-color="#ffffff" draw:textarea-horizontal-align="left" draw:auto-grow-height="true" draw:auto-grow-width="false" fo:min-height="0.955cm" fo:min-width="2.034cm"/>
      <style:paragraph-properties style:writing-mode="lr-tb"/>
    </style:style>
    <style:style style:name="gr282" style:family="graphic" style:parent-style-name="standard">
      <style:graphic-properties draw:stroke="none" svg:stroke-color="#000000" draw:fill="none" draw:fill-color="#ffffff" draw:textarea-horizontal-align="left" draw:auto-grow-height="true" draw:auto-grow-width="true" fo:min-height="0.955cm" fo:min-width="0.98cm"/>
      <style:paragraph-properties style:writing-mode="lr-tb"/>
    </style:style>
    <style:style style:name="gr283" style:family="graphic" style:parent-style-name="standard">
      <style:graphic-properties draw:stroke="none" svg:stroke-color="#000000" draw:fill="none" draw:fill-color="#ffffff" draw:textarea-horizontal-align="left" draw:auto-grow-height="true" draw:auto-grow-width="true" fo:min-height="0.789cm" fo:min-width="2.089cm"/>
      <style:paragraph-properties style:writing-mode="lr-tb"/>
    </style:style>
    <style:style style:name="gr284" style:family="graphic" style:parent-style-name="standard">
      <style:graphic-properties draw:stroke="none" svg:stroke-color="#000000" draw:fill="none" draw:fill-color="#ffffff" draw:textarea-horizontal-align="left" draw:auto-grow-height="true" draw:auto-grow-width="true" fo:min-height="0.551cm" fo:min-width="1.513cm"/>
      <style:paragraph-properties style:writing-mode="lr-tb"/>
    </style:style>
    <style:style style:name="gr285"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1"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1">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1">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1">
      <style:graphic-properties draw:stroke="solid" draw:stroke-dash="Dashed_20__28_var_29_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graphic-properties draw:stroke="none" svg:stroke-color="#000000" draw:fill="none" draw:fill-color="#ffffff" draw:textarea-horizontal-align="left" draw:auto-grow-height="true" draw:auto-grow-width="true" fo:min-height="1.338cm" fo:min-width="1.107cm"/>
      <style:paragraph-properties style:writing-mode="lr-tb"/>
    </style:style>
    <style:style style:name="gr322" style:family="graphic" style:parent-style-name="standard">
      <style:graphic-properties draw:stroke="none" svg:stroke-color="#000000" draw:fill="none" draw:fill-color="#ffffff" draw:textarea-horizontal-align="left" draw:auto-grow-height="true" draw:auto-grow-width="true" fo:min-height="0.826cm" fo:min-width="1.107cm"/>
      <style:paragraph-properties style:writing-mode="lr-tb"/>
    </style:style>
    <style:style style:name="gr323" style:family="graphic" style:parent-style-name="standard">
      <style:graphic-properties draw:stroke="none" svg:stroke-color="#000000" draw:fill="none" draw:fill-color="#ffffff" draw:textarea-horizontal-align="left" draw:auto-grow-height="true" draw:auto-grow-width="true" fo:min-height="0.551cm" fo:min-width="1.107cm"/>
      <style:paragraph-properties style:writing-mode="lr-tb"/>
    </style:style>
    <style:style style:name="gr324" style:family="graphic" style:parent-style-name="standard">
      <style:graphic-properties draw:stroke="none" svg:stroke-color="#000000" draw:fill="none" draw:fill-color="#ffffff" draw:textarea-horizontal-align="left" draw:auto-grow-height="true" draw:auto-grow-width="true" fo:min-height="1.297cm" fo:min-width="1.407cm"/>
      <style:paragraph-properties style:writing-mode="lr-tb"/>
    </style:style>
    <style:style style:name="gr32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graphic-properties draw:stroke="none" svg:stroke-color="#000000" draw:fill="none" draw:fill-color="#ffffff" draw:textarea-horizontal-align="left" draw:auto-grow-height="true" draw:auto-grow-width="false" fo:min-height="0.533cm" fo:min-width="0cm"/>
      <style:paragraph-properties style:writing-mode="lr-tb"/>
    </style:style>
    <style:style style:name="gr328" style:family="graphic" style:parent-style-name="standard">
      <style:graphic-properties svg:stroke-width="0.106cm" svg:stroke-color="#50200c" draw:marker-start="Arrow" draw:marker-start-width="0.359cm" draw:marker-end="" draw:marker-end-width="0.459cm" draw:textarea-vertical-align="middle" fo:padding-top="0.178cm" fo:padding-bottom="0.178cm" fo:padding-left="0.303cm" fo:padding-right="0.303cm"/>
    </style:style>
    <style:style style:name="gr329" style:family="graphic" style:parent-style-name="standard">
      <style:graphic-properties draw:stroke="none" svg:stroke-color="#000000" draw:fill="none" draw:fill-color="#ffffff" draw:textarea-horizontal-align="left" draw:auto-grow-height="true" draw:auto-grow-width="false" fo:min-height="0.713cm" fo:min-width="0cm"/>
      <style:paragraph-properties style:writing-mode="lr-tb"/>
    </style:style>
    <style:style style:name="gr330" style:family="graphic" style:parent-style-name="standard">
      <style:graphic-properties draw:stroke="none" svg:stroke-color="#000000" draw:fill="none" draw:fill-color="#ffffff" draw:textarea-horizontal-align="left" draw:auto-grow-height="true" draw:auto-grow-width="true" fo:min-height="0.513cm" fo:min-width="12.346cm"/>
      <style:paragraph-properties style:writing-mode="lr-tb"/>
    </style:style>
    <style:style style:name="gr331" style:family="graphic" style:parent-style-name="standard">
      <style:graphic-properties draw:stroke="none" svg:stroke-color="#000000" draw:fill="none" draw:fill-color="#ffffff" draw:textarea-horizontal-align="left" draw:auto-grow-height="true" draw:auto-grow-width="false" fo:min-height="1.183cm" fo:min-width="0cm"/>
      <style:paragraph-properties style:writing-mode="lr-tb"/>
    </style:style>
    <style:style style:name="gr332" style:family="graphic" style:parent-style-name="standard">
      <style:graphic-properties draw:stroke="none" svg:stroke-color="#000000" draw:fill="none" draw:fill-color="#ffffff" draw:textarea-horizontal-align="left" draw:auto-grow-height="true" draw:auto-grow-width="true" fo:min-height="0.666cm" fo:min-width="1.283cm"/>
      <style:paragraph-properties style:writing-mode="lr-tb"/>
    </style:style>
    <style:style style:name="gr333" style:family="graphic" style:parent-style-name="standard">
      <style:graphic-properties draw:stroke="none" svg:stroke-color="#000000" draw:fill="none" draw:fill-color="#ffffff" draw:textarea-horizontal-align="left" draw:auto-grow-height="true" draw:auto-grow-width="true" fo:min-height="1.297cm" fo:min-width="1.733cm"/>
      <style:paragraph-properties style:writing-mode="lr-tb"/>
    </style:style>
    <style:style style:name="gr334" style:family="graphic" style:parent-style-name="standard" style:list-style-name="L1">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0.804cm" fo:min-width="1.868cm" fo:padding-top="0.095cm" fo:padding-bottom="0.095cm" fo:padding-left="0.22cm" fo:padding-right="0.22cm" fo:wrap-option="no-wrap" draw:shadow="hidden" draw:shadow-offset-x="0.2cm" draw:shadow-offset-y="0.2cm" draw:shadow-color="#808080"/>
      <style:paragraph-properties style:writing-mode="lr-tb"/>
    </style:style>
    <style:style style:name="gr335"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63cm" fo:min-width="0.17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1">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graphic-properties draw:stroke="none" svg:stroke-color="#000000" draw:fill="none" draw:fill-color="#ffffff" draw:textarea-horizontal-align="left" draw:auto-grow-height="true" draw:auto-grow-width="true" fo:min-height="0.637cm" fo:min-width="2.843cm"/>
      <style:paragraph-properties style:writing-mode="lr-tb"/>
    </style:style>
    <style:style style:name="gr338" style:family="graphic" style:parent-style-name="standard">
      <style:graphic-properties draw:stroke="none" svg:stroke-color="#000000" draw:fill="none" draw:fill-color="#ffffff" draw:textarea-horizontal-align="left" draw:auto-grow-height="true" draw:auto-grow-width="true" fo:min-height="0.347cm" fo:min-width="2.174cm"/>
      <style:paragraph-properties style:writing-mode="lr-tb"/>
    </style:style>
    <style:style style:name="gr339" style:family="graphic" style:parent-style-name="standard">
      <style:graphic-properties draw:stroke="solid" draw:stroke-dash="Ultrafine_20_Dotted_20__28_var_29_" svg:stroke-width="0.1cm" svg:stroke-color="#3faf46" draw:marker-start="" draw:marker-start-width="0.45cm" draw:marker-end-width="0.45cm" draw:textarea-vertical-align="middle" fo:padding-top="0.175cm" fo:padding-bottom="0.175cm" fo:padding-left="0.3cm" fo:padding-right="0.3cm"/>
    </style:style>
    <style:style style:name="gr340" style:family="graphic" style:parent-style-name="standard">
      <style:graphic-properties draw:stroke="solid" draw:stroke-dash="Ultrafine_20_Dotted_20__28_var_29_" svg:stroke-width="0.1cm" svg:stroke-color="#3faf46" draw:marker-start="" draw:marker-start-width="0.45cm" draw:marker-end="Arrow" draw:marker-end-width="0.45cm" draw:textarea-vertical-align="middle" fo:padding-top="0.175cm" fo:padding-bottom="0.175cm" fo:padding-left="0.3cm" fo:padding-right="0.3cm"/>
    </style:style>
    <style:style style:name="gr341" style:family="graphic" style:parent-style-name="standard">
      <style:graphic-properties draw:stroke="none" svg:stroke-color="#000000" draw:fill="none" draw:fill-color="#ffffff" draw:textarea-horizontal-align="left" draw:auto-grow-height="true" draw:auto-grow-width="true" fo:min-height="0.357cm" fo:min-width="4.269cm"/>
      <style:paragraph-properties style:writing-mode="lr-tb"/>
    </style:style>
    <style:style style:name="gr342" style:family="graphic" style:parent-style-name="standard">
      <style:graphic-properties draw:stroke="solid" draw:stroke-dash="Ultrafine_20_Dotted_20__28_var_29_" svg:stroke-width="0.1cm" svg:stroke-color="#ff8000" draw:marker-start="Arrow" draw:marker-start-width="0.45cm" draw:marker-end="" draw:marker-end-width="0.45cm" draw:textarea-vertical-align="middle" fo:padding-top="0.175cm" fo:padding-bottom="0.175cm" fo:padding-left="0.3cm" fo:padding-right="0.3cm"/>
    </style:style>
    <style:style style:name="gr343" style:family="graphic" style:parent-style-name="standard">
      <style:graphic-properties draw:stroke="solid" draw:stroke-dash="Ultrafine_20_Dotted_20__28_var_29_" svg:stroke-width="0.1cm" svg:stroke-color="#8d1d75" draw:marker-start="" draw:marker-start-width="0.45cm" draw:marker-end="Arrow" draw:marker-end-width="0.45cm" draw:textarea-vertical-align="middle" fo:padding-top="0.175cm" fo:padding-bottom="0.175cm" fo:padding-left="0.3cm" fo:padding-right="0.3cm"/>
    </style:style>
    <style:style style:name="gr344" style:family="graphic" style:parent-style-name="standard">
      <style:graphic-properties draw:stroke="solid" draw:stroke-dash="Ultrafine_20_Dotted_20__28_var_29_" svg:stroke-width="0.1cm" svg:stroke-color="#8d1d75" draw:marker-start="Arrow" draw:marker-start-width="0.45cm" draw:marker-end="" draw:marker-end-width="0.45cm" draw:textarea-vertical-align="middle" fo:padding-top="0.175cm" fo:padding-bottom="0.175cm" fo:padding-left="0.3cm" fo:padding-right="0.3cm"/>
    </style:style>
    <style:style style:name="gr345" style:family="graphic" style:parent-style-name="standard">
      <style:graphic-properties draw:stroke="solid" draw:stroke-dash="Ultrafine_20_Dotted_20__28_var_29_" svg:stroke-width="0.1cm" svg:stroke-color="#3465a4" draw:marker-start="Arrow" draw:marker-start-width="0.45cm" draw:marker-end="" draw:marker-end-width="0.45cm" draw:textarea-vertical-align="middle" fo:padding-top="0.175cm" fo:padding-bottom="0.175cm" fo:padding-left="0.3cm" fo:padding-right="0.3cm"/>
    </style:style>
    <style:style style:name="P1"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9"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10"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fill-gradient-name="VRT_20_Light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loext:graphic-properties draw:fill="solid" draw:fill-color="#f9b46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5" style:family="paragraph">
      <loext:graphic-properties draw:fill="gradient" draw:fill-color="#cfe7f5" draw:fill-gradient-name="Light_20_Orang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6" style:family="paragraph">
      <loext:graphic-properties draw:fill="gradient" draw:fill-color="#cfe7f5" draw:fill-gradient-name="Greyscale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7" style:family="paragraph">
      <loext:graphic-properties draw:fill="gradient" draw:fill-color="#cfe7f5" draw:fill-gradient-name="Light_20_Purple_20_Square_20_BR"/>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cfe7f5" draw:fill-gradient-name="Light_20_Orange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9" style:family="paragraph">
      <loext:graphic-properties draw:fill="gradient" draw:fill-color="#cfe7f5" draw:fill-gradient-name="Light_20_Grey_20_Linear_20_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0"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6" style:family="paragraph">
      <style:paragraph-properties fo:text-align="center"/>
    </style:style>
    <style:style style:name="P27" style:family="paragraph">
      <loext:graphic-properties draw:fill="none"/>
      <style:paragraph-properties fo:text-align="center"/>
    </style:style>
    <style:style style:name="P28" style:family="paragraph">
      <loext:graphic-properties draw:fill="gradient" draw:fill-color="#cfe7f5" draw:fill-gradient-name="Light_20_Red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9"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31" style:family="paragraph">
      <style:paragraph-properties fo:text-align="end"/>
    </style:style>
    <style:style style:name="P32" style:family="paragraph">
      <loext:graphic-properties draw:fill="none" draw:fill-color="#ffffff"/>
      <style:paragraph-properties fo:text-align="end" style:writing-mode="lr-tb"/>
      <style:text-properties fo:font-size="8pt" style:font-size-asian="18pt" style:font-size-complex="18pt"/>
    </style:style>
    <style:style style:name="P33" style:family="paragraph">
      <loext:graphic-properties draw:fill="none" draw:fill-color="#ffffff"/>
      <style:paragraph-properties fo:text-align="end" style:writing-mode="lr-tb"/>
      <style:text-properties fo:font-size="8pt" style:font-size-asian="8pt" style:font-size-complex="8pt"/>
    </style:style>
    <style:style style:name="P34" style:family="paragraph">
      <loext:graphic-properties draw:fill="none" draw:fill-color="#ffffff"/>
      <style:paragraph-properties style:writing-mode="lr-tb"/>
      <style:text-properties fo:font-size="10pt" style:font-size-asian="18pt" style:font-size-complex="18pt"/>
    </style:style>
    <style:style style:name="P35" style:family="paragraph">
      <loext:graphic-properties draw:fill="none" draw:fill-color="#ffffff"/>
      <style:paragraph-properties style:writing-mode="lr-tb"/>
      <style:text-properties fo:font-size="7pt" style:font-size-asian="18pt" style:font-size-complex="18pt"/>
    </style:style>
    <style:style style:name="P36" style:family="paragraph">
      <loext:graphic-properties draw:fill="none" draw:fill-color="#ffffff"/>
      <style:paragraph-properties style:writing-mode="lr-tb"/>
      <style:text-properties fo:font-size="7pt" style:font-size-asian="7pt" style:font-size-complex="7pt"/>
    </style:style>
    <style:style style:name="P37" style:family="paragraph">
      <loext:graphic-properties draw:fill="none" draw:fill-color="#ffffff"/>
      <style:paragraph-properties style:writing-mode="lr-tb"/>
      <style:text-properties fo:font-size="11pt" style:font-size-asian="18pt" style:font-size-complex="18pt"/>
    </style:style>
    <style:style style:name="P38" style:family="paragraph">
      <loext:graphic-properties draw:fill="none" draw:fill-color="#ffffff"/>
      <style:paragraph-properties style:writing-mode="lr-tb"/>
      <style:text-properties fo:font-size="9pt" style:font-size-asian="9pt" style:font-size-complex="9pt"/>
    </style:style>
    <style:style style:name="P39" style:family="paragraph">
      <loext:graphic-properties draw:fill="none" draw:fill-color="#ffffff"/>
      <style:paragraph-properties style:writing-mode="lr-tb"/>
      <style:text-properties fo:font-size="13pt" style:font-size-asian="13pt" style:font-size-complex="13pt"/>
    </style:style>
    <style:style style:name="P40" style:family="paragraph">
      <loext:graphic-properties draw:fill="none" draw:fill-color="#ffffff"/>
      <style:paragraph-properties style:writing-mode="lr-tb"/>
    </style:style>
    <style:style style:name="P41" style:family="paragraph">
      <loext:graphic-properties draw:fill="none" draw:fill-color="#ffffff"/>
      <style:paragraph-properties style:writing-mode="lr-tb"/>
      <style:text-properties fo:font-size="8pt" style:font-size-asian="8pt" style:font-size-complex="8pt"/>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T2" style:family="text">
      <style:text-properties fo:font-size="8pt" style:font-size-asian="18pt" style:font-size-complex="18pt"/>
    </style:style>
    <style:style style:name="T3" style:family="text">
      <style:text-properties fo:font-size="8pt" style:font-size-asian="8pt" style:font-size-complex="8pt"/>
    </style:style>
    <style:style style:name="T4" style:family="text">
      <style:text-properties fo:font-size="10pt" style:font-size-asian="18pt" style:font-size-complex="18pt"/>
    </style:style>
    <style:style style:name="T5" style:family="text">
      <style:text-properties fo:font-size="7pt" style:font-size-asian="18pt" style:font-size-complex="18pt"/>
    </style:style>
    <style:style style:name="T6" style:family="text">
      <style:text-properties fo:font-size="7pt" style:font-size-asian="7pt" style:font-size-complex="7pt"/>
    </style:style>
    <style:style style:name="T7" style:family="text">
      <style:text-properties fo:font-size="11pt" style:font-size-asian="18pt" style:font-size-complex="18pt"/>
    </style:style>
    <style:style style:name="T8" style:family="text">
      <style:text-properties fo:font-size="9pt" style:font-size-asian="9pt" style:font-size-complex="9pt"/>
    </style:style>
    <style:style style:name="T9"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11" draw:id="id11">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 draw:text-style-name="P1" draw:layer="layout" svg:width="1.621cm" svg:height="0.949cm" svg:x="17.995cm" svg:y="6.797cm" svg:viewBox="0 0 1622 950" svg:d="M0 950c459 0 1178-300 1489-497 310-198 0-453-157-453z">
            <text:p/>
          </draw:path>
          <draw:g>
            <draw:polygon draw:style-name="gr2" draw:text-style-name="P2" draw:layer="layout" svg:width="0.94cm" svg:height="2.352cm" svg:x="17.054cm" svg:y="5.394cm" svg:viewBox="0 0 941 2353" draw:points="0,1810 0,0 941,543 941,2353">
              <text:p/>
            </draw:polygon>
            <draw:polygon draw:style-name="gr3" draw:text-style-name="P3" draw:layer="layout" svg:width="1.331cm" svg:height="2.578cm" svg:x="17.995cm" svg:y="5.168cm" svg:viewBox="0 0 1332 2579" draw:points="0,2579 0,769 1332,0 1332,1810">
              <text:p/>
            </draw:polygon>
            <draw:polygon draw:style-name="gr4" draw:text-style-name="P4" draw:layer="layout" svg:width="2.272cm" svg:height="1.311cm" svg:x="17.054cm" svg:y="4.625cm" svg:viewBox="0 0 2273 1312" draw:points="941,1312 0,769 1332,0 2273,543">
              <text:p/>
            </draw:polygon>
            <draw:polygon draw:style-name="gr5" draw:text-style-name="P5" draw:layer="layout" svg:width="2.272cm" svg:height="3.121cm" svg:x="17.054cm" svg:y="4.625cm" svg:viewBox="0 0 2273 3122" draw:points="0,2579 0,769 1332,0 2273,543 2273,2353 941,3122">
              <text:p/>
            </draw:polygon>
            <draw:line draw:style-name="gr6" draw:text-style-name="P6" draw:layer="layout" svg:x1="17.837cm" svg:y1="7.295cm" svg:x2="17.21cm" svg:y2="6.933cm">
              <text:p/>
            </draw:line>
            <draw:line draw:style-name="gr7" draw:text-style-name="P6" draw:layer="layout" svg:x1="17.837cm" svg:y1="7.476cm" svg:x2="17.21cm" svg:y2="7.114cm">
              <text:p/>
            </draw:line>
            <draw:line draw:style-name="gr8" draw:text-style-name="P6" draw:layer="layout" svg:x1="17.837cm" svg:y1="7.385cm" svg:x2="17.21cm" svg:y2="7.023cm">
              <text:p/>
            </draw:line>
            <draw:polyline draw:style-name="gr9" draw:text-style-name="P6" draw:layer="layout" svg:width="0.782cm" svg:height="0.542cm" svg:x="17.132cm" svg:y="5.666cm" svg:viewBox="0 0 783 543" draw:points="783,543 0,91 0,0">
              <text:p/>
            </draw:polyline>
            <draw:polyline draw:style-name="gr10" draw:text-style-name="P6" draw:layer="layout" svg:width="0.769cm" svg:height="0.544cm" svg:x="17.146cm" svg:y="5.664cm" svg:viewBox="0 0 770 545" draw:points="770,545 770,454 0,0">
              <text:p/>
            </draw:polyline>
            <draw:polygon draw:style-name="gr11" draw:text-style-name="P7" draw:layer="layout" svg:width="0.091cm" svg:height="0.159cm" svg:x="17.422cm" svg:y="6.569cm" svg:viewBox="0 0 92 160" draw:points="0,107 0,0 92,53 92,160">
              <text:p/>
            </draw:polygon>
            <draw:line draw:style-name="gr12" draw:text-style-name="P6" draw:layer="layout" svg:x1="17.837cm" svg:y1="7.204cm" svg:x2="17.21cm" svg:y2="6.842cm">
              <text:p/>
            </draw:line>
          </draw:g>
        </draw:g>
        <draw:g xml:id="id2" draw:id="id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3" draw:text-style-name="P1" draw:layer="layout" svg:width="1.621cm" svg:height="0.949cm" svg:x="17.582cm" svg:y="16.334cm" svg:viewBox="0 0 1622 950" svg:d="M0 950c459 0 1178-300 1489-497 310-198 0-453-157-453z">
            <text:p/>
          </draw:path>
          <draw:g>
            <draw:polygon draw:style-name="gr14" draw:text-style-name="P2" draw:layer="layout" svg:width="0.94cm" svg:height="2.352cm" svg:x="16.641cm" svg:y="14.931cm" svg:viewBox="0 0 941 2353" draw:points="0,1810 0,0 941,543 941,2353">
              <text:p/>
            </draw:polygon>
            <draw:polygon draw:style-name="gr15" draw:text-style-name="P3" draw:layer="layout" svg:width="1.331cm" svg:height="2.578cm" svg:x="17.582cm" svg:y="14.705cm" svg:viewBox="0 0 1332 2579" draw:points="0,2579 0,769 1332,0 1332,1810">
              <text:p/>
            </draw:polygon>
            <draw:polygon draw:style-name="gr16" draw:text-style-name="P4" draw:layer="layout" svg:width="2.272cm" svg:height="1.311cm" svg:x="16.641cm" svg:y="14.162cm" svg:viewBox="0 0 2273 1312" draw:points="941,1312 0,769 1332,0 2273,543">
              <text:p/>
            </draw:polygon>
            <draw:polygon draw:style-name="gr17" draw:text-style-name="P5" draw:layer="layout" svg:width="2.272cm" svg:height="3.121cm" svg:x="16.641cm" svg:y="14.162cm" svg:viewBox="0 0 2273 3122" draw:points="0,2579 0,769 1332,0 2273,543 2273,2353 941,3122">
              <text:p/>
            </draw:polygon>
            <draw:line draw:style-name="gr18" draw:text-style-name="P6" draw:layer="layout" svg:x1="17.425cm" svg:y1="16.832cm" svg:x2="16.798cm" svg:y2="16.47cm">
              <text:p/>
            </draw:line>
            <draw:line draw:style-name="gr19" draw:text-style-name="P6" draw:layer="layout" svg:x1="17.425cm" svg:y1="17.013cm" svg:x2="16.798cm" svg:y2="16.651cm">
              <text:p/>
            </draw:line>
            <draw:line draw:style-name="gr20" draw:text-style-name="P6" draw:layer="layout" svg:x1="17.425cm" svg:y1="16.922cm" svg:x2="16.798cm" svg:y2="16.56cm">
              <text:p/>
            </draw:line>
            <draw:polyline draw:style-name="gr21" draw:text-style-name="P6" draw:layer="layout" svg:width="0.782cm" svg:height="0.542cm" svg:x="16.719cm" svg:y="15.203cm" svg:viewBox="0 0 783 543" draw:points="783,543 0,91 0,0">
              <text:p/>
            </draw:polyline>
            <draw:polyline draw:style-name="gr22" draw:text-style-name="P6" draw:layer="layout" svg:width="0.769cm" svg:height="0.544cm" svg:x="16.733cm" svg:y="15.201cm" svg:viewBox="0 0 770 545" draw:points="770,545 770,454 0,0">
              <text:p/>
            </draw:polyline>
            <draw:polygon draw:style-name="gr23" draw:text-style-name="P7" draw:layer="layout" svg:width="0.091cm" svg:height="0.159cm" svg:x="17.01cm" svg:y="16.106cm" svg:viewBox="0 0 92 160" draw:points="0,107 0,0 92,53 92,160">
              <text:p/>
            </draw:polygon>
            <draw:line draw:style-name="gr24" draw:text-style-name="P6" draw:layer="layout" svg:x1="17.425cm" svg:y1="16.741cm" svg:x2="16.798cm" svg:y2="16.379cm">
              <text:p/>
            </draw:line>
          </draw:g>
        </draw:g>
        <draw:g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5" draw:text-style-name="P1" draw:layer="layout" svg:width="1.621cm" svg:height="0.949cm" svg:x="25.52cm" svg:y="16.372cm" svg:viewBox="0 0 1622 950" svg:d="M0 950c459 0 1178-300 1489-497 310-198 0-453-157-453z">
            <text:p/>
          </draw:path>
          <draw:g>
            <draw:polygon draw:style-name="gr26" draw:text-style-name="P2" draw:layer="layout" svg:width="0.94cm" svg:height="2.352cm" svg:x="24.579cm" svg:y="14.969cm" svg:viewBox="0 0 941 2353" draw:points="0,1810 0,0 941,543 941,2353">
              <text:p/>
            </draw:polygon>
            <draw:polygon draw:style-name="gr27" draw:text-style-name="P3" draw:layer="layout" svg:width="1.331cm" svg:height="2.578cm" svg:x="25.52cm" svg:y="14.743cm" svg:viewBox="0 0 1332 2579" draw:points="0,2579 0,769 1332,0 1332,1810">
              <text:p/>
            </draw:polygon>
            <draw:polygon draw:style-name="gr28" draw:text-style-name="P4" draw:layer="layout" svg:width="2.272cm" svg:height="1.311cm" svg:x="24.579cm" svg:y="14.2cm" svg:viewBox="0 0 2273 1312" draw:points="941,1312 0,769 1332,0 2273,543">
              <text:p/>
            </draw:polygon>
            <draw:polygon draw:style-name="gr29" draw:text-style-name="P5" draw:layer="layout" svg:width="2.272cm" svg:height="3.121cm" svg:x="24.579cm" svg:y="14.2cm" svg:viewBox="0 0 2273 3122" draw:points="0,2579 0,769 1332,0 2273,543 2273,2353 941,3122">
              <text:p/>
            </draw:polygon>
            <draw:line draw:style-name="gr30" draw:text-style-name="P6" draw:layer="layout" svg:x1="25.363cm" svg:y1="16.87cm" svg:x2="24.736cm" svg:y2="16.508cm">
              <text:p/>
            </draw:line>
            <draw:line draw:style-name="gr31" draw:text-style-name="P6" draw:layer="layout" svg:x1="25.363cm" svg:y1="17.051cm" svg:x2="24.736cm" svg:y2="16.689cm">
              <text:p/>
            </draw:line>
            <draw:line draw:style-name="gr32" draw:text-style-name="P6" draw:layer="layout" svg:x1="25.363cm" svg:y1="16.96cm" svg:x2="24.736cm" svg:y2="16.598cm">
              <text:p/>
            </draw:line>
            <draw:polyline draw:style-name="gr33" draw:text-style-name="P6" draw:layer="layout" svg:width="0.782cm" svg:height="0.542cm" svg:x="24.657cm" svg:y="15.241cm" svg:viewBox="0 0 783 543" draw:points="783,543 0,91 0,0">
              <text:p/>
            </draw:polyline>
            <draw:polyline draw:style-name="gr34" draw:text-style-name="P6" draw:layer="layout" svg:width="0.769cm" svg:height="0.544cm" svg:x="24.671cm" svg:y="15.239cm" svg:viewBox="0 0 770 545" draw:points="770,545 770,454 0,0">
              <text:p/>
            </draw:polyline>
            <draw:polygon draw:style-name="gr35" draw:text-style-name="P7" draw:layer="layout" svg:width="0.091cm" svg:height="0.159cm" svg:x="24.948cm" svg:y="16.144cm" svg:viewBox="0 0 92 160" draw:points="0,107 0,0 92,53 92,160">
              <text:p/>
            </draw:polygon>
            <draw:line draw:style-name="gr36" draw:text-style-name="P6" draw:layer="layout" svg:x1="25.363cm" svg:y1="16.779cm" svg:x2="24.736cm" svg:y2="16.417cm">
              <text:p/>
            </draw:line>
          </draw:g>
        </draw:g>
        <draw:g xml:id="id10" draw:id="id10">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37" draw:text-style-name="P1" draw:layer="layout" svg:width="1.621cm" svg:height="0.949cm" svg:x="25.157cm" svg:y="6.697cm" svg:viewBox="0 0 1622 950" svg:d="M0 950c459 0 1178-300 1489-497 310-198 0-453-157-453z">
            <text:p/>
          </draw:path>
          <draw:g>
            <draw:polygon draw:style-name="gr38" draw:text-style-name="P2" draw:layer="layout" svg:width="0.94cm" svg:height="2.352cm" svg:x="24.216cm" svg:y="5.294cm" svg:viewBox="0 0 941 2353" draw:points="0,1810 0,0 941,543 941,2353">
              <text:p/>
            </draw:polygon>
            <draw:polygon draw:style-name="gr39" draw:text-style-name="P3" draw:layer="layout" svg:width="1.331cm" svg:height="2.578cm" svg:x="25.157cm" svg:y="5.068cm" svg:viewBox="0 0 1332 2579" draw:points="0,2579 0,769 1332,0 1332,1810">
              <text:p/>
            </draw:polygon>
            <draw:polygon draw:style-name="gr40" draw:text-style-name="P4" draw:layer="layout" svg:width="2.272cm" svg:height="1.311cm" svg:x="24.216cm" svg:y="4.525cm" svg:viewBox="0 0 2273 1312" draw:points="941,1312 0,769 1332,0 2273,543">
              <text:p/>
            </draw:polygon>
            <draw:polygon draw:style-name="gr41" draw:text-style-name="P5" draw:layer="layout" svg:width="2.272cm" svg:height="3.121cm" svg:x="24.216cm" svg:y="4.525cm" svg:viewBox="0 0 2273 3122" draw:points="0,2579 0,769 1332,0 2273,543 2273,2353 941,3122">
              <text:p/>
            </draw:polygon>
            <draw:line draw:style-name="gr42" draw:text-style-name="P6" draw:layer="layout" svg:x1="24.999cm" svg:y1="7.195cm" svg:x2="24.372cm" svg:y2="6.833cm">
              <text:p/>
            </draw:line>
            <draw:line draw:style-name="gr43" draw:text-style-name="P6" draw:layer="layout" svg:x1="24.999cm" svg:y1="7.376cm" svg:x2="24.372cm" svg:y2="7.014cm">
              <text:p/>
            </draw:line>
            <draw:line draw:style-name="gr44" draw:text-style-name="P6" draw:layer="layout" svg:x1="24.999cm" svg:y1="7.285cm" svg:x2="24.372cm" svg:y2="6.923cm">
              <text:p/>
            </draw:line>
            <draw:polyline draw:style-name="gr45" draw:text-style-name="P6" draw:layer="layout" svg:width="0.782cm" svg:height="0.542cm" svg:x="24.294cm" svg:y="5.566cm" svg:viewBox="0 0 783 543" draw:points="783,543 0,91 0,0">
              <text:p/>
            </draw:polyline>
            <draw:polyline draw:style-name="gr46" draw:text-style-name="P6" draw:layer="layout" svg:width="0.769cm" svg:height="0.544cm" svg:x="24.308cm" svg:y="5.564cm" svg:viewBox="0 0 770 545" draw:points="770,545 770,454 0,0">
              <text:p/>
            </draw:polyline>
            <draw:polygon draw:style-name="gr47" draw:text-style-name="P7" draw:layer="layout" svg:width="0.091cm" svg:height="0.159cm" svg:x="24.584cm" svg:y="6.469cm" svg:viewBox="0 0 92 160" draw:points="0,107 0,0 92,53 92,160">
              <text:p/>
            </draw:polygon>
            <draw:line draw:style-name="gr48" draw:text-style-name="P6" draw:layer="layout" svg:x1="24.999cm" svg:y1="7.104cm" svg:x2="24.372cm" svg:y2="6.742cm">
              <text:p/>
            </draw:line>
          </draw:g>
        </draw:g>
        <draw:custom-shape draw:style-name="gr49" draw:text-style-name="P9" xml:id="id9" draw:id="id9" draw:layer="layout" svg:width="3.532cm" svg:height="1.531cm" svg:x="11.216cm" svg:y="4.71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Corporate </text:span></text:p>
          <text:p text:style-name="P8"><text:span text:style-name="T1">LAN</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draw:custom-shape draw:style-name="gr50" draw:text-style-name="P10" draw:layer="layout" svg:width="0.5cm" svg:height="1.142cm" svg:x="19.2cm" svg:y="13.03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1" draw:text-style-name="P11" draw:layer="layout" svg:width="0.5cm" svg:height="0.362cm" svg:x="19.2cm" svg:y="13.0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9" draw:id="id19">
          <draw:g>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52" draw:text-style-name="P1" draw:layer="layout" svg:width="1.298cm" svg:height="0.954cm" svg:x="11.201cm" svg:y="10.98cm" svg:viewBox="0 0 1299 955" svg:d="M1 955c107 0 1298-594 1298-775 0-180-167-180-275-180 0 77-1062 387-1023 955z">
              <text:p/>
            </draw:path>
            <draw:g>
              <draw:polygon draw:style-name="gr53" draw:text-style-name="P2" draw:layer="layout" svg:width="1.376cm" svg:height="1.418cm" svg:x="9.746cm" svg:y="10.464cm" svg:viewBox="0 0 1377 1419" draw:points="0,516 0,0 1377,903 1377,1419">
                <text:p/>
              </draw:polygon>
              <draw:polygon draw:style-name="gr54" draw:text-style-name="P3" draw:layer="layout" svg:width="1.179cm" svg:height="1.289cm" svg:x="11.123cm" svg:y="10.593cm" svg:viewBox="0 0 1180 1290" draw:points="0,1290 0,774 1180,0 1180,516">
                <text:p/>
              </draw:polygon>
              <draw:polygon draw:style-name="gr55" draw:text-style-name="P4" draw:layer="layout" svg:width="2.557cm" svg:height="1.676cm" svg:x="9.746cm" svg:y="9.69cm" svg:viewBox="0 0 2558 1677" draw:points="1377,1677 0,774 1180,0 2558,903">
                <text:p/>
              </draw:polygon>
              <draw:line draw:style-name="gr56" draw:text-style-name="P6" draw:layer="layout" svg:x1="10.217cm" svg:y1="10.877cm" svg:x2="10.217cm" svg:y2="11.187cm">
                <text:p/>
              </draw:line>
              <draw:line draw:style-name="gr57" draw:text-style-name="P6" draw:layer="layout" svg:x1="11.084cm" svg:y1="11.538cm" svg:x2="10.454cm" svg:y2="11.125cm">
                <text:p/>
              </draw:line>
              <draw:line draw:style-name="gr58" draw:text-style-name="P6" draw:layer="layout" svg:x1="10.45cm" svg:y1="11.032cm" svg:x2="10.45cm" svg:y2="11.135cm">
                <text:p/>
              </draw:line>
              <draw:line draw:style-name="gr59" draw:text-style-name="P6" draw:layer="layout" svg:x1="11.08cm" svg:y1="11.445cm" svg:x2="11.08cm" svg:y2="11.548cm">
                <text:p/>
              </draw:line>
              <draw:line draw:style-name="gr60" draw:text-style-name="P6" draw:layer="layout" svg:x1="11.08cm" svg:y1="11.445cm" svg:x2="10.45cm" svg:y2="11.032cm">
                <text:p/>
              </draw:line>
              <draw:polygon draw:style-name="gr61" draw:text-style-name="P7" draw:layer="layout" svg:width="0.078cm" svg:height="0.154cm" svg:x="10.296cm" svg:y="10.928cm" svg:viewBox="0 0 79 155" draw:points="0,103 0,0 79,52 79,155">
                <text:p/>
              </draw:polygon>
              <draw:line draw:style-name="gr62" draw:text-style-name="P6" draw:layer="layout" svg:x1="10.139cm" svg:y1="10.826cm" svg:x2="10.139cm" svg:y2="11.136cm">
                <text:p/>
              </draw:line>
              <draw:line draw:style-name="gr63" draw:text-style-name="P6" draw:layer="layout" svg:x1="10.06cm" svg:y1="10.774cm" svg:x2="10.06cm" svg:y2="11.084cm">
                <text:p/>
              </draw:line>
              <draw:line draw:style-name="gr64" draw:text-style-name="P6" draw:layer="layout" svg:x1="9.982cm" svg:y1="10.722cm" svg:x2="9.982cm" svg:y2="11.032cm">
                <text:p/>
              </draw:line>
              <draw:line draw:style-name="gr65" draw:text-style-name="P6" draw:layer="layout" svg:x1="9.903cm" svg:y1="10.67cm" svg:x2="9.903cm" svg:y2="10.98cm">
                <text:p/>
              </draw:line>
              <draw:line draw:style-name="gr66" draw:text-style-name="P6" draw:layer="layout" svg:x1="9.824cm" svg:y1="10.619cm" svg:x2="9.824cm" svg:y2="10.929cm">
                <text:p/>
              </draw:line>
              <draw:polygon draw:style-name="gr67" draw:text-style-name="P2" draw:layer="layout" svg:width="0.078cm" svg:height="0.567cm" svg:x="9.667cm" svg:y="10.412cm" svg:viewBox="0 0 79 568" draw:points="0,516 0,0 79,52 79,568">
                <text:p/>
              </draw:polygon>
              <draw:polygon draw:style-name="gr68" draw:text-style-name="P2" draw:layer="layout" svg:width="0.078cm" svg:height="0.567cm" svg:x="11.123cm" svg:y="11.367cm" svg:viewBox="0 0 79 568" draw:points="0,516 0,0 79,52 79,568">
                <text:p/>
              </draw:polygon>
              <draw:polygon draw:style-name="gr69" draw:text-style-name="P5" draw:layer="layout" svg:width="2.636cm" svg:height="2.243cm" svg:x="9.667cm" svg:y="9.69cm" svg:viewBox="0 0 2637 2244" draw:points="0,1238 0,722 79,774 1259,0 2637,903 2637,1419 1535,2141 1535,2244">
                <text:p/>
              </draw:polygon>
            </draw:g>
          </draw:g>
          <draw:g>
            <draw:path draw:style-name="gr70" draw:text-style-name="P12" draw:layer="layout" svg:width="0.345cm" svg:height="0.295cm" svg:x="11.485cm" svg:y="11.467cm" svg:viewBox="0 0 346 296" svg:d="M171 0c150 0 175 110 175 209-50 65-250 132-345 47-6-96 19-256 170-256z">
              <text:p/>
            </draw:path>
            <draw:path draw:style-name="gr71" draw:text-style-name="P13" draw:layer="layout" svg:width="0.074cm" svg:height="0.212cm" svg:x="11.656cm" svg:y="11.517cm" svg:viewBox="0 0 75 213" svg:d="M0 16c17-10 59-5 75-16 0 65 0 213 0 213 0-74-58-142-75-197z">
              <text:p/>
            </draw:path>
            <draw:path draw:style-name="gr72" draw:text-style-name="P14" draw:layer="layout" svg:width="0.113cm" svg:height="0.177cm" svg:x="11.624cm" svg:y="11.369cm" svg:viewBox="0 0 114 178" svg:d="M50 0c42 0 56 60 56 92 0 33 27 72-18 83-44 11-88-2-88-77 0-74 7-98 50-98z">
              <text:p/>
            </draw:path>
            <draw:path draw:style-name="gr73" draw:text-style-name="P15" draw:layer="layout" svg:width="0.174cm" svg:height="0.261cm" svg:x="11.631cm" svg:y="11.221cm" svg:viewBox="0 0 175 262" svg:d="M100 0c43 0 75 0 75 115 0 114-32 147-75 147-42 0-100-73-100-147s58-115 100-115z">
              <text:p/>
            </draw:path>
            <draw:path draw:style-name="gr74" draw:text-style-name="P16" draw:layer="layout" svg:width="0.212cm" svg:height="0.248cm" svg:x="11.589cm" svg:y="11.155cm" svg:viewBox="0 0 213 249" svg:d="M92 0c50 0 125 0 121 65-26 31-108 9-121 33-40 76 25 197-75 132-51-148 24-230 75-230z">
              <text:p/>
            </draw:path>
            <draw:path draw:style-name="gr75" draw:text-style-name="P17" draw:layer="layout" svg:width="0.295cm" svg:height="0.239cm" svg:x="11.806cm" svg:y="11.533cm" svg:viewBox="0 0 296 240" svg:d="M151 0c150 0 145 110 145 209-50 65-246 21-296-61 25-66 0-148 151-148z">
              <text:p/>
            </draw:path>
            <draw:path draw:style-name="gr76" draw:text-style-name="P13" draw:layer="layout" svg:width="0.074cm" svg:height="0.163cm" svg:x="11.881cm" svg:y="11.583cm" svg:viewBox="0 0 75 164" svg:d="M0 0c25 16 59 11 75 0-50 49-75 164-75 164 0-74 0-99 0-164z">
              <text:p/>
            </draw:path>
            <draw:path draw:style-name="gr77" draw:text-style-name="P14" draw:layer="layout" svg:width="0.103cm" svg:height="0.135cm" svg:x="11.881cm" svg:y="11.451cm" svg:viewBox="0 0 104 136" svg:d="M75 0c43 0 25 49 25 82s-50 66-75 50c-25-17-25-17-25-67 0-49 32-65 75-65z">
              <text:p/>
            </draw:path>
            <draw:path draw:style-name="gr78" draw:text-style-name="P18" draw:layer="layout" svg:width="0.15cm" svg:height="0.212cm" svg:x="11.831cm" svg:y="11.319cm" svg:viewBox="0 0 151 213" svg:d="M75 0c43 0 76 16 76 82s-33 131-76 131-75-57-75-131 32-82 75-82z">
              <text:p/>
            </draw:path>
            <draw:path draw:style-name="gr79" draw:text-style-name="P19" draw:layer="layout" svg:width="0.209cm" svg:height="0.299cm" svg:x="11.831cm" svg:y="11.237cm" svg:viewBox="0 0 210 300" svg:d="M135 0c-51 0-139 16-135 82 26 30 113 8 126 33 40 75-9 214 50 180 75-163 8-295-41-295z">
              <text:p/>
            </draw:path>
            <draw:path draw:style-name="gr80" draw:text-style-name="P20" draw:layer="layout" svg:width="0.612cm" svg:height="0.609cm" svg:x="11.489cm" svg:y="11.155cm" svg:viewBox="0 0 613 610" svg:d="M192 0c50 0 129 0 125 65-1 7-17 12-25 17 50 115 0 247-50 247 50 16 83 55 94 120 10-39 34-59 56-55v-24c-52-33-68-151-25-189 0 0-32-6-25-17-7-79 143-95 158-74 44 22 82 185 13 298 105-7 100 156 100 199-114 52-241 8-288-50-74 70-259 93-324 34-8-124 39-245 132-255 0-26 5-47 5-75-9-5-15-4-21-11-50-148 25-230 75-230z">
              <text:p/>
            </draw:path>
          </draw:g>
        </draw:g>
        <draw:g xml:id="id13" draw:id="id13">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81" draw:text-style-name="P21" draw:layer="layout" svg:width="0.053cm" svg:height="0.08cm" svg:x="15.992cm" svg:y="13.8cm" svg:viewBox="0 0 54 81" draw:points="54,48 44,0 0,32 11,81">
              <text:p/>
            </draw:polygon>
            <draw:polygon draw:style-name="gr82" draw:text-style-name="P22" draw:layer="layout" svg:width="0.119cm" svg:height="0.088cm" svg:x="15.915cm" svg:y="13.744cm" svg:viewBox="0 0 120 89" draw:points="120,56 98,32 65,8 44,0 0,32 22,40 54,65 76,89">
              <text:p/>
            </draw:polygon>
            <draw:path draw:style-name="gr83" draw:text-style-name="P23" draw:layer="layout" svg:width="0.097cm" svg:height="0.104cm" svg:x="15.905cm" svg:y="13.776cm" svg:viewBox="0 0 98 105" svg:d="M0 32c0-48 22-32 44-16 21 16 43 16 54 89 0 0-44-32-98-73z">
              <text:p/>
            </draw:path>
            <draw:path draw:style-name="gr84" draw:text-style-name="P5" draw:layer="layout" svg:width="0.141cm" svg:height="0.137cm" svg:x="15.905cm" svg:y="13.744cm" svg:viewBox="0 0 142 138" svg:d="M54 0c22 8 22 8 44 25 11 7 33 15 44 80-22 17-22 17-44 33-12-8-76-57-98-73 0-40 22-40 54-65z">
              <text:p/>
            </draw:path>
          </draw:g>
          <draw:g>
            <draw:path draw:style-name="gr85" draw:text-style-name="P1" draw:layer="layout" svg:width="0.125cm" svg:height="0.099cm" svg:x="15.56cm" svg:y="13.855cm" svg:viewBox="0 0 126 100" svg:d="M0 100c30 0 105-44 120-55s0-45-29-45c0 25-91 100-91 100z">
              <text:p/>
            </draw:path>
            <draw:g>
              <draw:polygon draw:style-name="gr86" draw:text-style-name="P21" draw:layer="layout" svg:width="0.108cm" svg:height="0.112cm" svg:x="15.542cm" svg:y="13.853cm" svg:viewBox="0 0 109 113" draw:points="109,32 109,0 0,81 0,113">
                <text:p/>
              </draw:polygon>
              <draw:polygon draw:style-name="gr87" draw:text-style-name="P21" draw:layer="layout" svg:width="0.108cm" svg:height="0.137cm" svg:x="15.454cm" svg:y="13.731cm" svg:viewBox="0 0 109 138" draw:points="109,56 109,0 0,81 0,138">
                <text:p/>
              </draw:polygon>
              <draw:polygon draw:style-name="gr88" draw:text-style-name="P22" draw:layer="layout" svg:width="0.196cm" svg:height="0.144cm" svg:x="15.454cm" svg:y="13.788cm" svg:viewBox="0 0 197 145" draw:points="197,65 109,0 0,81 87,145">
                <text:p/>
              </draw:polygon>
              <draw:polygon draw:style-name="gr89" draw:text-style-name="P23" draw:layer="layout" svg:width="0.108cm" svg:height="0.137cm" svg:x="15.433cm" svg:y="13.828cm" svg:viewBox="0 0 109 138" draw:points="109,138 109,105 22,40 22,0 0,16 0,56">
                <text:p/>
              </draw:polygon>
              <draw:polygon draw:style-name="gr90" draw:text-style-name="P21" draw:layer="layout" svg:width="0.348cm" svg:height="0.613cm" svg:x="15.422cm" svg:y="13.239cm" svg:viewBox="0 0 349 614" draw:points="349,356 349,0 0,259 0,614">
                <text:p/>
              </draw:polygon>
              <draw:polygon draw:style-name="gr91" draw:text-style-name="P24" draw:layer="layout" svg:width="0.326cm" svg:height="0.565cm" svg:x="15.433cm" svg:y="13.263cm" svg:viewBox="0 0 327 566" draw:points="327,323 327,0 0,242 0,566">
                <text:p/>
              </draw:polygon>
              <draw:polygon draw:style-name="gr92" draw:text-style-name="P22" draw:layer="layout" svg:width="0.37cm" svg:height="0.274cm" svg:x="15.4cm" svg:y="13.223cm" svg:viewBox="0 0 371 275" draw:points="22,275 371,16 349,0 0,259">
                <text:p/>
              </draw:polygon>
              <draw:polygon draw:style-name="gr93" draw:text-style-name="P23" draw:layer="layout" svg:width="0.021cm" svg:height="0.371cm" svg:x="15.4cm" svg:y="13.481cm" svg:viewBox="0 0 22 372" draw:points="22,372 22,16 0,0 0,356">
                <text:p/>
              </draw:polygon>
              <draw:polygon draw:style-name="gr94" draw:text-style-name="P5" draw:layer="layout" svg:width="0.37cm" svg:height="0.742cm" svg:x="15.4cm" svg:y="13.223cm" svg:viewBox="0 0 371 743" draw:points="349,0 0,259 0,614 22,630 33,622 33,663 142,743 251,663 251,630 164,566 164,525 371,372 371,16">
                <text:p/>
              </draw:polygon>
            </draw:g>
          </draw:g>
          <draw:g>
            <draw:path draw:style-name="gr95" draw:text-style-name="P1" draw:layer="layout" svg:width="0.092cm" svg:height="0.077cm" svg:x="15.863cm" svg:y="13.914cm" svg:viewBox="0 0 93 78" svg:d="M0 78c0 0 60-22 75-33 16-13 30-45 0-45 0 25-75 78-75 78z">
              <text:p/>
            </draw:path>
            <draw:g>
              <draw:polygon draw:style-name="gr96" draw:text-style-name="P22" draw:layer="layout" svg:width="0.468cm" svg:height="0.346cm" svg:x="15.469cm" svg:y="13.813cm" svg:viewBox="0 0 469 347" draw:points="120,347 469,89 349,0 0,259">
                <text:p/>
              </draw:polygon>
              <draw:polygon draw:style-name="gr97" draw:text-style-name="P23" draw:layer="layout" svg:width="0.119cm" svg:height="0.121cm" svg:x="15.469cm" svg:y="14.071cm" svg:viewBox="0 0 120 122" draw:points="120,122 120,89 0,0 0,32">
                <text:p/>
              </draw:polygon>
              <draw:polygon draw:style-name="gr98" draw:text-style-name="P21" draw:layer="layout" svg:width="0.348cm" svg:height="0.29cm" svg:x="15.589cm" svg:y="13.901cm" svg:viewBox="0 0 349 291" draw:points="349,32 349,0 0,259 0,291">
                <text:p/>
              </draw:polygon>
              <draw:polygon draw:style-name="gr99" draw:text-style-name="P5" draw:layer="layout" svg:width="0.468cm" svg:height="0.378cm" svg:x="15.469cm" svg:y="13.813cm" svg:viewBox="0 0 469 379" draw:points="349,0 0,259 0,291 120,379 469,122 469,89">
                <text:p/>
              </draw:polygon>
              <draw:g>
                <draw:polygon draw:style-name="gr100" draw:text-style-name="P25" draw:layer="layout" svg:width="0.152cm" svg:height="0.112cm" svg:x="15.758cm" svg:y="13.835cm" svg:viewBox="0 0 153 113" draw:points="153,65 65,0 0,48 87,113">
                  <text:p/>
                </draw:polygon>
                <draw:line draw:style-name="gr101" draw:text-style-name="P6" draw:layer="layout" svg:x1="15.888cm" svg:y1="13.916cm" svg:x2="15.801cm" svg:y2="13.851cm">
                  <text:p/>
                </draw:line>
                <draw:line draw:style-name="gr102" draw:text-style-name="P6" draw:layer="layout" svg:x1="15.866cm" svg:y1="13.931cm" svg:x2="15.779cm" svg:y2="13.866cm">
                  <text:p/>
                </draw:line>
                <draw:line draw:style-name="gr103" draw:text-style-name="P6" draw:layer="layout" svg:x1="15.844cm" svg:y1="13.851cm" svg:x2="15.779cm" svg:y2="13.899cm">
                  <text:p/>
                </draw:line>
                <draw:line draw:style-name="gr104" draw:text-style-name="P6" draw:layer="layout" svg:x1="15.866cm" svg:y1="13.866cm" svg:x2="15.801cm" svg:y2="13.914cm">
                  <text:p/>
                </draw:line>
                <draw:line draw:style-name="gr105" draw:text-style-name="P6" draw:layer="layout" svg:x1="15.889cm" svg:y1="13.883cm" svg:x2="15.845cm" svg:y2="13.915cm">
                  <text:p/>
                </draw:line>
              </draw:g>
              <draw:g>
                <draw:polygon draw:style-name="gr106" draw:text-style-name="P25" draw:layer="layout" svg:width="0.315cm" svg:height="0.233cm" svg:x="15.502cm" svg:y="13.903cm" svg:viewBox="0 0 316 234" draw:points="316,65 229,0 0,169 87,234">
                  <text:p/>
                </draw:polygon>
                <draw:line draw:style-name="gr107" draw:text-style-name="P6" draw:layer="layout" svg:x1="15.796cm" svg:y1="13.95cm" svg:x2="15.567cm" svg:y2="14.119cm">
                  <text:p/>
                </draw:line>
                <draw:line draw:style-name="gr108" draw:text-style-name="P6" draw:layer="layout" svg:x1="15.774cm" svg:y1="13.935cm" svg:x2="15.545cm" svg:y2="14.104cm">
                  <text:p/>
                </draw:line>
                <draw:line draw:style-name="gr109" draw:text-style-name="P6" draw:layer="layout" svg:x1="15.752cm" svg:y1="13.919cm" svg:x2="15.523cm" svg:y2="14.088cm">
                  <text:p/>
                </draw:line>
                <draw:line draw:style-name="gr110" draw:text-style-name="P6" draw:layer="layout" svg:x1="15.545cm" svg:y1="14.072cm" svg:x2="15.523cm" svg:y2="14.056cm">
                  <text:p/>
                </draw:line>
                <draw:line draw:style-name="gr111" draw:text-style-name="P6" draw:layer="layout" svg:x1="15.567cm" svg:y1="14.056cm" svg:x2="15.545cm" svg:y2="14.04cm">
                  <text:p/>
                </draw:line>
                <draw:line draw:style-name="gr112" draw:text-style-name="P6" draw:layer="layout" svg:x1="15.589cm" svg:y1="14.039cm" svg:x2="15.567cm" svg:y2="14.023cm">
                  <text:p/>
                </draw:line>
                <draw:line draw:style-name="gr113" draw:text-style-name="P6" draw:layer="layout" svg:x1="15.578cm" svg:y1="14.08cm" svg:x2="15.556cm" svg:y2="14.064cm">
                  <text:p/>
                </draw:line>
                <draw:line draw:style-name="gr114" draw:text-style-name="P6" draw:layer="layout" svg:x1="15.6cm" svg:y1="14.064cm" svg:x2="15.578cm" svg:y2="14.048cm">
                  <text:p/>
                </draw:line>
                <draw:line draw:style-name="gr115" draw:text-style-name="P6" draw:layer="layout" svg:x1="15.622cm" svg:y1="14.048cm" svg:x2="15.6cm" svg:y2="14.032cm">
                  <text:p/>
                </draw:line>
                <draw:line draw:style-name="gr116" draw:text-style-name="P6" draw:layer="layout" svg:x1="15.611cm" svg:y1="14.023cm" svg:x2="15.589cm" svg:y2="14.007cm">
                  <text:p/>
                </draw:line>
                <draw:line draw:style-name="gr117" draw:text-style-name="P6" draw:layer="layout" svg:x1="15.644cm" svg:y1="14.031cm" svg:x2="15.622cm" svg:y2="14.015cm">
                  <text:p/>
                </draw:line>
                <draw:line draw:style-name="gr118" draw:text-style-name="P6" draw:layer="layout" svg:x1="15.633cm" svg:y1="14.007cm" svg:x2="15.611cm" svg:y2="13.991cm">
                  <text:p/>
                </draw:line>
                <draw:line draw:style-name="gr119" draw:text-style-name="P6" draw:layer="layout" svg:x1="15.655cm" svg:y1="13.991cm" svg:x2="15.633cm" svg:y2="13.975cm">
                  <text:p/>
                </draw:line>
                <draw:line draw:style-name="gr120" draw:text-style-name="P6" draw:layer="layout" svg:x1="15.676cm" svg:y1="13.975cm" svg:x2="15.654cm" svg:y2="13.959cm">
                  <text:p/>
                </draw:line>
                <draw:line draw:style-name="gr121" draw:text-style-name="P6" draw:layer="layout" svg:x1="15.666cm" svg:y1="14.016cm" svg:x2="15.644cm" svg:y2="14cm">
                  <text:p/>
                </draw:line>
                <draw:line draw:style-name="gr122" draw:text-style-name="P6" draw:layer="layout" svg:x1="15.687cm" svg:y1="13.999cm" svg:x2="15.665cm" svg:y2="13.983cm">
                  <text:p/>
                </draw:line>
                <draw:line draw:style-name="gr123" draw:text-style-name="P6" draw:layer="layout" svg:x1="15.709cm" svg:y1="13.983cm" svg:x2="15.687cm" svg:y2="13.967cm">
                  <text:p/>
                </draw:line>
                <draw:line draw:style-name="gr124" draw:text-style-name="P6" draw:layer="layout" svg:x1="15.698cm" svg:y1="13.959cm" svg:x2="15.676cm" svg:y2="13.943cm">
                  <text:p/>
                </draw:line>
                <draw:line draw:style-name="gr125" draw:text-style-name="P6" draw:layer="layout" svg:x1="15.731cm" svg:y1="13.966cm" svg:x2="15.709cm" svg:y2="13.95cm">
                  <text:p/>
                </draw:line>
                <draw:line draw:style-name="gr126" draw:text-style-name="P6" draw:layer="layout" svg:x1="15.72cm" svg:y1="13.943cm" svg:x2="15.698cm" svg:y2="13.927cm">
                  <text:p/>
                </draw:line>
                <draw:line draw:style-name="gr127" draw:text-style-name="P6" draw:layer="layout" svg:x1="15.742cm" svg:y1="13.926cm" svg:x2="15.72cm" svg:y2="13.91cm">
                  <text:p/>
                </draw:line>
                <draw:line draw:style-name="gr128" draw:text-style-name="P6" draw:layer="layout" svg:x1="15.753cm" svg:y1="13.951cm" svg:x2="15.731cm" svg:y2="13.935cm">
                  <text:p/>
                </draw:line>
                <draw:line draw:style-name="gr129" draw:text-style-name="P6" draw:layer="layout" svg:x1="15.611cm" svg:y1="14.088cm" svg:x2="15.589cm" svg:y2="14.072cm">
                  <text:p/>
                </draw:line>
                <draw:line draw:style-name="gr130" draw:text-style-name="P6" draw:layer="layout" svg:x1="15.633cm" svg:y1="14.072cm" svg:x2="15.611cm" svg:y2="14.056cm">
                  <text:p/>
                </draw:line>
                <draw:line draw:style-name="gr131" draw:text-style-name="P6" draw:layer="layout" svg:x1="15.655cm" svg:y1="14.056cm" svg:x2="15.633cm" svg:y2="14.04cm">
                  <text:p/>
                </draw:line>
                <draw:line draw:style-name="gr132" draw:text-style-name="P6" draw:layer="layout" svg:x1="15.666cm" svg:y1="14.08cm" svg:x2="15.644cm" svg:y2="14.064cm">
                  <text:p/>
                </draw:line>
                <draw:line draw:style-name="gr133" draw:text-style-name="P6" draw:layer="layout" svg:x1="15.687cm" svg:y1="14.064cm" svg:x2="15.665cm" svg:y2="14.048cm">
                  <text:p/>
                </draw:line>
                <draw:line draw:style-name="gr134" draw:text-style-name="P6" draw:layer="layout" svg:x1="15.676cm" svg:y1="14.039cm" svg:x2="15.654cm" svg:y2="14.023cm">
                  <text:p/>
                </draw:line>
                <draw:line draw:style-name="gr135" draw:text-style-name="P6" draw:layer="layout" svg:x1="15.698cm" svg:y1="14.023cm" svg:x2="15.676cm" svg:y2="14.007cm">
                  <text:p/>
                </draw:line>
                <draw:line draw:style-name="gr136" draw:text-style-name="P6" draw:layer="layout" svg:x1="15.72cm" svg:y1="14.007cm" svg:x2="15.698cm" svg:y2="13.991cm">
                  <text:p/>
                </draw:line>
                <draw:line draw:style-name="gr137" draw:text-style-name="P6" draw:layer="layout" svg:x1="15.742cm" svg:y1="13.991cm" svg:x2="15.72cm" svg:y2="13.975cm">
                  <text:p/>
                </draw:line>
                <draw:line draw:style-name="gr138" draw:text-style-name="P6" draw:layer="layout" svg:x1="15.774cm" svg:y1="13.999cm" svg:x2="15.752cm" svg:y2="13.983cm">
                  <text:p/>
                </draw:line>
                <draw:line draw:style-name="gr139" draw:text-style-name="P6" draw:layer="layout" svg:x1="15.763cm" svg:y1="13.975cm" svg:x2="15.741cm" svg:y2="13.959cm">
                  <text:p/>
                </draw:line>
                <draw:line draw:style-name="gr140" draw:text-style-name="P6" draw:layer="layout" svg:x1="15.796cm" svg:y1="13.983cm" svg:x2="15.774cm" svg:y2="13.967cm">
                  <text:p/>
                </draw:line>
                <draw:line draw:style-name="gr141" draw:text-style-name="P6" draw:layer="layout" svg:x1="15.622cm" svg:y1="14.113cm" svg:x2="15.6cm" svg:y2="14.097cm">
                  <text:p/>
                </draw:line>
                <draw:line draw:style-name="gr142" draw:text-style-name="P6" draw:layer="layout" svg:x1="15.644cm" svg:y1="14.096cm" svg:x2="15.622cm" svg:y2="14.08cm">
                  <text:p/>
                </draw:line>
              </draw:g>
            </draw:g>
          </draw:g>
        </draw:g>
        <draw:connector draw:style-name="gr143" draw:text-style-name="P26" draw:layer="layout" svg:x1="15.073cm" svg:y1="16.312cm" svg:x2="16.641cm" svg:y2="15.723cm" draw:start-shape="id1" draw:start-glue-point="15" draw:end-shape="id2" draw:end-glue-point="3" svg:d="M15073 16312h784v-589h784" svg:viewBox="0 0 1569 590">
          <text:p/>
        </draw:connector>
        <draw:connector draw:style-name="gr143" draw:text-style-name="P26" draw:layer="layout" draw:line-skew="0.557cm" svg:x1="13.483cm" svg:y1="17.23cm" svg:x2="25.86cm" svg:y2="17.322cm" draw:start-shape="id1" draw:start-glue-point="4" draw:end-shape="id3" draw:end-glue-point="2" svg:d="M13483 17230v1169h12377v-1077" svg:viewBox="0 0 12378 1170">
          <text:p/>
        </draw:connector>
        <draw:g xml:id="id5" draw:id="id5">
          <draw:custom-shape draw:style-name="gr144" draw:text-style-name="P10" draw:layer="layout" svg:width="0.5cm" svg:height="1.143cm" svg:x="24.4cm" svg:y="13.092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45" draw:text-style-name="P11" draw:layer="layout" svg:width="0.5cm" svg:height="0.362cm" svg:x="24.4cm" svg:y="13.0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46" draw:text-style-name="P27" draw:layer="layout" draw:type="line" svg:x1="19.45cm" svg:y1="14.177cm" svg:x2="17.987cm" svg:y2="14.162cm" draw:start-shape="id4" draw:start-glue-point="2" draw:end-shape="id2" draw:end-glue-point="4" svg:d="M19450 14177l-1463-15" svg:viewBox="0 0 1464 16">
          <text:p/>
        </draw:connector>
        <draw:connector draw:style-name="gr146" draw:text-style-name="P27" draw:layer="layout" draw:type="line" svg:x1="24.65cm" svg:y1="14.235cm" svg:x2="25.925cm" svg:y2="14.2cm" draw:start-shape="id5" draw:start-glue-point="2" draw:end-shape="id3" draw:end-glue-point="4" svg:d="M24650 14235l1275-35" svg:viewBox="0 0 1276 36">
          <text:p/>
        </draw:connector>
        <draw:g xml:id="id14" draw:id="id14">
          <draw:path draw:style-name="gr147" draw:text-style-name="P1" draw:layer="layout" svg:width="0.704cm" svg:height="0.633cm" svg:x="8.295cm" svg:y="15.173cm" svg:viewBox="0 0 705 634" svg:d="M0 634c307 0 705-181 705-362s-11-272-235-272c0 194-470 374-470 634z">
            <text:p/>
          </draw:path>
          <draw:path draw:style-name="gr148" draw:text-style-name="P28" draw:layer="layout" svg:width="1.723cm" svg:height="1.086cm" svg:x="7.042cm" svg:y="14.766cm" svg:viewBox="0 0 1724 1087" svg:d="M1724 0c0 0 0 725-1 543 2 317-371 544-860 544s-862-227-863-544c1 1 0-226 0-543 0 317 392 543 862 543 471 0 862-226 862-543z">
            <text:p/>
          </draw:path>
          <draw:path draw:style-name="gr149" draw:text-style-name="P29" draw:layer="layout" svg:width="1.722cm" svg:height="1.084cm" svg:x="7.041cm" svg:y="14.223cm" svg:viewBox="0 0 1723 1085" svg:d="M862 0c488 0 861 235 861 542 0 308-373 543-861 543-489 0-862-235-862-543 0-307 373-542 862-542z">
            <text:p/>
          </draw:path>
          <draw:polygon draw:style-name="gr150" draw:text-style-name="P13" draw:layer="layout" svg:width="0.47cm" svg:height="0.271cm" svg:x="7.981cm" svg:y="14.811cm" svg:viewBox="0 0 471 272" draw:points="235,0 157,45 471,226 392,272 78,91 0,136 0,0">
            <text:p/>
          </draw:polygon>
          <draw:polygon draw:style-name="gr151" draw:text-style-name="P13" draw:layer="layout" svg:width="0.469cm" svg:height="0.271cm" svg:x="7.354cm" svg:y="14.449cm" svg:viewBox="0 0 470 272" draw:points="392,181 470,136 470,272 235,272 313,226 0,45 78,0">
            <text:p/>
          </draw:polygon>
          <draw:polygon draw:style-name="gr152" draw:text-style-name="P13" draw:layer="layout" svg:width="0.47cm" svg:height="0.271cm" svg:x="7.354cm" svg:y="14.811cm" svg:viewBox="0 0 471 272" draw:points="78,181 392,0 471,45 156,226 235,272 0,272 0,136">
            <text:p/>
          </draw:polygon>
          <draw:polygon draw:style-name="gr153" draw:text-style-name="P13" draw:layer="layout" svg:width="0.469cm" svg:height="0.271cm" svg:x="7.981cm" svg:y="14.449cm" svg:viewBox="0 0 470 272" draw:points="313,45 235,0 470,0 470,136 392,91 78,272 0,226">
            <text:p/>
          </draw:polygon>
          <draw:path draw:style-name="gr154" draw:text-style-name="P29" draw:layer="layout" svg:width="1.722cm" svg:height="0.542cm" svg:x="7.041cm" svg:y="14.947cm" svg:viewBox="0 0 1723 543" svg:d="M1723 0c0 308-373 543-861 543-489 0-862-235-862-543">
            <text:p/>
          </draw:path>
          <draw:line draw:style-name="gr155" draw:text-style-name="P30" draw:layer="layout" svg:x1="7.119cm" svg:y1="14.992cm" svg:x2="7.119cm" svg:y2="15.173cm">
            <text:p/>
          </draw:line>
          <draw:line draw:style-name="gr156" draw:text-style-name="P30" draw:layer="layout" svg:x1="7.276cm" svg:y1="15.128cm" svg:x2="7.276cm" svg:y2="15.309cm">
            <text:p/>
          </draw:line>
          <draw:line draw:style-name="gr157" draw:text-style-name="P30" draw:layer="layout" svg:x1="7.511cm" svg:y1="15.264cm" svg:x2="7.511cm" svg:y2="15.445cm">
            <text:p/>
          </draw:line>
          <draw:line draw:style-name="gr158" draw:text-style-name="P30" draw:layer="layout" svg:x1="7.746cm" svg:y1="15.309cm" svg:x2="7.746cm" svg:y2="15.49cm">
            <text:p/>
          </draw:line>
          <draw:line draw:style-name="gr159" draw:text-style-name="P30" draw:layer="layout" svg:x1="8.06cm" svg:y1="15.309cm" svg:x2="8.06cm" svg:y2="15.49cm">
            <text:p/>
          </draw:line>
          <draw:line draw:style-name="gr160" draw:text-style-name="P30" draw:layer="layout" svg:x1="8.295cm" svg:y1="15.264cm" svg:x2="8.295cm" svg:y2="15.445cm">
            <text:p/>
          </draw:line>
          <draw:line draw:style-name="gr161" draw:text-style-name="P30" draw:layer="layout" svg:x1="8.53cm" svg:y1="15.128cm" svg:x2="8.53cm" svg:y2="15.309cm">
            <text:p/>
          </draw:line>
          <draw:line draw:style-name="gr162" draw:text-style-name="P30" draw:layer="layout" svg:x1="8.687cm" svg:y1="14.992cm" svg:x2="8.687cm" svg:y2="15.173cm">
            <text:p/>
          </draw:line>
          <draw:line draw:style-name="gr163" draw:text-style-name="P30" draw:layer="layout" svg:x1="7.903cm" svg:y1="15.49cm" svg:x2="7.903cm" svg:y2="15.671cm">
            <text:p/>
          </draw:line>
          <draw:line draw:style-name="gr164" draw:text-style-name="P30" draw:layer="layout" svg:x1="8.217cm" svg:y1="15.445cm" svg:x2="8.217cm" svg:y2="15.626cm">
            <text:p/>
          </draw:line>
          <draw:line draw:style-name="gr165" draw:text-style-name="P30" draw:layer="layout" svg:x1="8.451cm" svg:y1="15.354cm" svg:x2="8.451cm" svg:y2="15.535cm">
            <text:p/>
          </draw:line>
          <draw:line draw:style-name="gr166" draw:text-style-name="P30" draw:layer="layout" svg:x1="8.609cm" svg:y1="15.264cm" svg:x2="8.609cm" svg:y2="15.445cm">
            <text:p/>
          </draw:line>
          <draw:line draw:style-name="gr167" draw:text-style-name="P30" draw:layer="layout" svg:x1="7.59cm" svg:y1="15.445cm" svg:x2="7.59cm" svg:y2="15.626cm">
            <text:p/>
          </draw:line>
          <draw:line draw:style-name="gr168" draw:text-style-name="P30" draw:layer="layout" svg:x1="7.354cm" svg:y1="15.354cm" svg:x2="7.354cm" svg:y2="15.535cm">
            <text:p/>
          </draw:line>
          <draw:line draw:style-name="gr169" draw:text-style-name="P30" draw:layer="layout" svg:x1="7.197cm" svg:y1="15.264cm" svg:x2="7.197cm" svg:y2="15.445cm">
            <text:p/>
          </draw:line>
          <draw:path draw:style-name="gr170" draw:text-style-name="P29" draw:layer="layout" svg:width="1.722cm" svg:height="0.542cm" svg:x="7.041cm" svg:y="15.128cm" svg:viewBox="0 0 1723 543" svg:d="M1723 0c0 308-373 543-861 543-489 0-862-235-862-543">
            <text:p/>
          </draw:path>
          <draw:line draw:style-name="gr171" draw:text-style-name="P30" draw:layer="layout" svg:x1="7.119cm" svg:y1="15.354cm" svg:x2="7.119cm" svg:y2="15.535cm">
            <text:p/>
          </draw:line>
          <draw:line draw:style-name="gr172" draw:text-style-name="P30" draw:layer="layout" svg:x1="7.276cm" svg:y1="15.49cm" svg:x2="7.276cm" svg:y2="15.671cm">
            <text:p/>
          </draw:line>
          <draw:line draw:style-name="gr173" draw:text-style-name="P30" draw:layer="layout" svg:x1="7.511cm" svg:y1="15.626cm" svg:x2="7.511cm" svg:y2="15.807cm">
            <text:p/>
          </draw:line>
          <draw:line draw:style-name="gr174" draw:text-style-name="P30" draw:layer="layout" svg:x1="7.746cm" svg:y1="15.671cm" svg:x2="7.746cm" svg:y2="15.852cm">
            <text:p/>
          </draw:line>
          <draw:line draw:style-name="gr175" draw:text-style-name="P30" draw:layer="layout" svg:x1="8.06cm" svg:y1="15.671cm" svg:x2="8.06cm" svg:y2="15.852cm">
            <text:p/>
          </draw:line>
          <draw:line draw:style-name="gr176" draw:text-style-name="P30" draw:layer="layout" svg:x1="8.295cm" svg:y1="15.626cm" svg:x2="8.295cm" svg:y2="15.807cm">
            <text:p/>
          </draw:line>
          <draw:line draw:style-name="gr177" draw:text-style-name="P30" draw:layer="layout" svg:x1="8.53cm" svg:y1="15.49cm" svg:x2="8.53cm" svg:y2="15.671cm">
            <text:p/>
          </draw:line>
          <draw:line draw:style-name="gr178" draw:text-style-name="P30" draw:layer="layout" svg:x1="8.687cm" svg:y1="15.354cm" svg:x2="8.687cm" svg:y2="15.535cm">
            <text:p/>
          </draw:line>
          <draw:path draw:style-name="gr179" draw:text-style-name="P20" draw:layer="layout" svg:width="1.724cm" svg:height="1.628cm" svg:x="7.041cm" svg:y="14.223cm" svg:viewBox="0 0 1725 1629" svg:d="M862 0c488 0 863 235 863 543l-1 543c0 317-392 543-862 543s-862-226-862-543c0 0 1-543 0-544 0-307 373-542 862-542z">
            <text:p/>
          </draw:path>
        </draw:g>
        <draw:connector draw:style-name="gr180" draw:text-style-name="P26" draw:layer="layout" svg:x1="4.88cm" svg:y1="16.838cm" svg:x2="4.33cm" svg:y2="11.079cm" draw:start-shape="id6" draw:start-glue-point="4" draw:end-shape="id7" draw:end-glue-point="44" svg:d="M4880 16838v-2751h-550v-3008" svg:viewBox="0 0 551 5760">
          <text:p/>
        </draw:connector>
        <draw:g xml:id="id8" draw:id="id8">
          <draw:path draw:style-name="gr181" draw:text-style-name="P1" draw:layer="layout" svg:width="0.704cm" svg:height="0.633cm" svg:x="8.254cm" svg:y="6.803cm" svg:viewBox="0 0 705 634" svg:d="M0 634c307 0 705-181 705-362s-11-272-235-272c0 194-470 374-470 634z">
            <text:p/>
          </draw:path>
          <draw:path draw:style-name="gr182" draw:text-style-name="P28" draw:layer="layout" svg:width="1.723cm" svg:height="1.086cm" svg:x="7cm" svg:y="6.396cm" svg:viewBox="0 0 1724 1087" svg:d="M1724 0c0 0 0 725-1 543 2 317-371 544-860 544s-862-227-863-544c1 1 0-226 0-543 0 317 392 543 862 543 471 0 862-226 862-543z">
            <text:p/>
          </draw:path>
          <draw:path draw:style-name="gr183" draw:text-style-name="P29" draw:layer="layout" svg:width="1.722cm" svg:height="1.084cm" svg:x="7cm" svg:y="5.853cm" svg:viewBox="0 0 1723 1085" svg:d="M862 0c488 0 861 235 861 542 0 308-373 543-861 543-489 0-862-235-862-543 0-307 373-542 862-542z">
            <text:p/>
          </draw:path>
          <draw:polygon draw:style-name="gr184" draw:text-style-name="P13" draw:layer="layout" svg:width="0.47cm" svg:height="0.271cm" svg:x="7.94cm" svg:y="6.441cm" svg:viewBox="0 0 471 272" draw:points="235,0 157,45 471,226 392,272 78,91 0,136 0,0">
            <text:p/>
          </draw:polygon>
          <draw:polygon draw:style-name="gr185" draw:text-style-name="P13" draw:layer="layout" svg:width="0.469cm" svg:height="0.271cm" svg:x="7.313cm" svg:y="6.079cm" svg:viewBox="0 0 470 272" draw:points="392,181 470,136 470,272 235,272 313,226 0,45 78,0">
            <text:p/>
          </draw:polygon>
          <draw:polygon draw:style-name="gr186" draw:text-style-name="P13" draw:layer="layout" svg:width="0.47cm" svg:height="0.271cm" svg:x="7.313cm" svg:y="6.441cm" svg:viewBox="0 0 471 272" draw:points="78,181 392,0 471,45 156,226 235,272 0,272 0,136">
            <text:p/>
          </draw:polygon>
          <draw:polygon draw:style-name="gr187" draw:text-style-name="P13" draw:layer="layout" svg:width="0.469cm" svg:height="0.271cm" svg:x="7.94cm" svg:y="6.079cm" svg:viewBox="0 0 470 272" draw:points="313,45 235,0 470,0 470,136 392,91 78,272 0,226">
            <text:p/>
          </draw:polygon>
          <draw:path draw:style-name="gr188" draw:text-style-name="P29" draw:layer="layout" svg:width="1.722cm" svg:height="0.542cm" svg:x="7cm" svg:y="6.577cm" svg:viewBox="0 0 1723 543" svg:d="M1723 0c0 308-373 543-861 543-489 0-862-235-862-543">
            <text:p/>
          </draw:path>
          <draw:line draw:style-name="gr189" draw:text-style-name="P30" draw:layer="layout" svg:x1="7.078cm" svg:y1="6.622cm" svg:x2="7.078cm" svg:y2="6.803cm">
            <text:p/>
          </draw:line>
          <draw:line draw:style-name="gr190" draw:text-style-name="P30" draw:layer="layout" svg:x1="7.235cm" svg:y1="6.758cm" svg:x2="7.235cm" svg:y2="6.939cm">
            <text:p/>
          </draw:line>
          <draw:line draw:style-name="gr191" draw:text-style-name="P30" draw:layer="layout" svg:x1="7.47cm" svg:y1="6.893cm" svg:x2="7.47cm" svg:y2="7.074cm">
            <text:p/>
          </draw:line>
          <draw:line draw:style-name="gr192" draw:text-style-name="P30" draw:layer="layout" svg:x1="7.705cm" svg:y1="6.939cm" svg:x2="7.705cm" svg:y2="7.12cm">
            <text:p/>
          </draw:line>
          <draw:line draw:style-name="gr193" draw:text-style-name="P30" draw:layer="layout" svg:x1="8.019cm" svg:y1="6.939cm" svg:x2="8.019cm" svg:y2="7.12cm">
            <text:p/>
          </draw:line>
          <draw:line draw:style-name="gr194" draw:text-style-name="P30" draw:layer="layout" svg:x1="8.254cm" svg:y1="6.893cm" svg:x2="8.254cm" svg:y2="7.074cm">
            <text:p/>
          </draw:line>
          <draw:line draw:style-name="gr195" draw:text-style-name="P30" draw:layer="layout" svg:x1="8.489cm" svg:y1="6.758cm" svg:x2="8.489cm" svg:y2="6.939cm">
            <text:p/>
          </draw:line>
          <draw:line draw:style-name="gr196" draw:text-style-name="P30" draw:layer="layout" svg:x1="8.646cm" svg:y1="6.622cm" svg:x2="8.646cm" svg:y2="6.803cm">
            <text:p/>
          </draw:line>
          <draw:line draw:style-name="gr197" draw:text-style-name="P30" draw:layer="layout" svg:x1="7.862cm" svg:y1="7.12cm" svg:x2="7.862cm" svg:y2="7.301cm">
            <text:p/>
          </draw:line>
          <draw:line draw:style-name="gr198" draw:text-style-name="P30" draw:layer="layout" svg:x1="8.176cm" svg:y1="7.074cm" svg:x2="8.176cm" svg:y2="7.255cm">
            <text:p/>
          </draw:line>
          <draw:line draw:style-name="gr199" draw:text-style-name="P30" draw:layer="layout" svg:x1="8.41cm" svg:y1="6.984cm" svg:x2="8.41cm" svg:y2="7.165cm">
            <text:p/>
          </draw:line>
          <draw:line draw:style-name="gr200" draw:text-style-name="P30" draw:layer="layout" svg:x1="8.567cm" svg:y1="6.893cm" svg:x2="8.567cm" svg:y2="7.074cm">
            <text:p/>
          </draw:line>
          <draw:line draw:style-name="gr201" draw:text-style-name="P30" draw:layer="layout" svg:x1="7.549cm" svg:y1="7.074cm" svg:x2="7.549cm" svg:y2="7.255cm">
            <text:p/>
          </draw:line>
          <draw:line draw:style-name="gr202" draw:text-style-name="P30" draw:layer="layout" svg:x1="7.313cm" svg:y1="6.984cm" svg:x2="7.313cm" svg:y2="7.165cm">
            <text:p/>
          </draw:line>
          <draw:line draw:style-name="gr203" draw:text-style-name="P30" draw:layer="layout" svg:x1="7.156cm" svg:y1="6.893cm" svg:x2="7.156cm" svg:y2="7.074cm">
            <text:p/>
          </draw:line>
          <draw:path draw:style-name="gr204" draw:text-style-name="P29" draw:layer="layout" svg:width="1.722cm" svg:height="0.542cm" svg:x="7cm" svg:y="6.758cm" svg:viewBox="0 0 1723 543" svg:d="M1723 0c0 308-373 543-861 543-489 0-862-235-862-543">
            <text:p/>
          </draw:path>
          <draw:line draw:style-name="gr205" draw:text-style-name="P30" draw:layer="layout" svg:x1="7.078cm" svg:y1="6.984cm" svg:x2="7.078cm" svg:y2="7.165cm">
            <text:p/>
          </draw:line>
          <draw:line draw:style-name="gr206" draw:text-style-name="P30" draw:layer="layout" svg:x1="7.235cm" svg:y1="7.12cm" svg:x2="7.235cm" svg:y2="7.301cm">
            <text:p/>
          </draw:line>
          <draw:line draw:style-name="gr207" draw:text-style-name="P30" draw:layer="layout" svg:x1="7.47cm" svg:y1="7.255cm" svg:x2="7.47cm" svg:y2="7.436cm">
            <text:p/>
          </draw:line>
          <draw:line draw:style-name="gr208" draw:text-style-name="P30" draw:layer="layout" svg:x1="7.705cm" svg:y1="7.301cm" svg:x2="7.705cm" svg:y2="7.482cm">
            <text:p/>
          </draw:line>
          <draw:line draw:style-name="gr209" draw:text-style-name="P30" draw:layer="layout" svg:x1="8.019cm" svg:y1="7.301cm" svg:x2="8.019cm" svg:y2="7.482cm">
            <text:p/>
          </draw:line>
          <draw:line draw:style-name="gr210" draw:text-style-name="P30" draw:layer="layout" svg:x1="8.254cm" svg:y1="7.255cm" svg:x2="8.254cm" svg:y2="7.436cm">
            <text:p/>
          </draw:line>
          <draw:line draw:style-name="gr211" draw:text-style-name="P30" draw:layer="layout" svg:x1="8.489cm" svg:y1="7.12cm" svg:x2="8.489cm" svg:y2="7.301cm">
            <text:p/>
          </draw:line>
          <draw:line draw:style-name="gr212" draw:text-style-name="P30" draw:layer="layout" svg:x1="8.646cm" svg:y1="6.984cm" svg:x2="8.646cm" svg:y2="7.165cm">
            <text:p/>
          </draw:line>
          <draw:path draw:style-name="gr213" draw:text-style-name="P20" draw:layer="layout" svg:width="1.724cm" svg:height="1.628cm" svg:x="7cm" svg:y="5.853cm" svg:viewBox="0 0 1725 1629" svg:d="M862 0c488 0 863 235 863 543l-1 543c0 317-392 543-862 543s-862-226-862-543c0 0 1-543 0-544 0-307 373-542 862-542z">
            <text:p/>
          </draw:path>
        </draw:g>
        <draw:connector draw:style-name="gr143" draw:text-style-name="P26" draw:layer="layout" svg:x1="8.959cm" svg:y1="6.668cm" svg:x2="11.216cm" svg:y2="5.38cm" draw:start-shape="id8" draw:start-glue-point="1" draw:end-shape="id9" draw:end-glue-point="39" svg:d="M8959 6668h1119v-1288h1138" svg:viewBox="0 0 2258 1289">
          <text:p/>
        </draw:connector>
        <draw:custom-shape draw:style-name="gr214" draw:text-style-name="P9" xml:id="id7" draw:id="id7" draw:layer="layout" svg:width="3.533cm" svg:height="1.532cm" svg:x="3.8cm" svg:y="9.803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Secure</text:span></text:p>
          <text:p text:style-name="P8"><text:span text:style-name="T1">Environmen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3" draw:text-style-name="P26" draw:layer="layout" svg:x1="12.011cm" svg:y1="6.144cm" svg:x2="11.083cm" svg:y2="9.69cm" draw:start-shape="id9" draw:start-glue-point="46" svg:d="M12011 6144v2084h-928v1462" svg:viewBox="0 0 929 3547">
          <text:p/>
        </draw:connector>
        <draw:connector draw:style-name="gr143" draw:text-style-name="P26" draw:layer="layout" svg:x1="7cm" svg:y1="6.668cm" svg:x2="6.449cm" svg:y2="9.803cm" draw:start-shape="id8" draw:start-glue-point="3" draw:end-shape="id7" draw:end-glue-point="22" svg:d="M7000 6668h-551v3135" svg:viewBox="0 0 552 3136">
          <text:p/>
        </draw:connector>
        <draw:g xml:id="id12" draw:id="id12">
          <draw:glue-point draw:id="4" svg:x="-2.321cm" svg:y="2.89cm"/>
          <draw:glue-point draw:id="5" svg:x="3.612cm" svg:y="-0.913cm"/>
          <draw:glue-point draw:id="6" svg:x="1.25cm" svg:y="-3.593cm"/>
          <draw:glue-point draw:id="7" svg:x="-2.321cm" svg:y="-2.812cm"/>
          <draw:glue-point draw:id="8" svg:x="-1.964cm" svg:y="-5cm"/>
          <draw:glue-point draw:id="9" svg:x="0.907cm" svg:y="-3.817cm"/>
          <draw:glue-point draw:id="10" svg:x="0.659cm" svg:y="4.139cm"/>
          <draw:g>
            <draw:polygon draw:style-name="gr215" draw:text-style-name="P21" draw:layer="layout" svg:width="0.053cm" svg:height="0.08cm" svg:x="15.709cm" svg:y="8.524cm" svg:viewBox="0 0 54 81" draw:points="54,48 44,0 0,32 11,81">
              <text:p/>
            </draw:polygon>
            <draw:polygon draw:style-name="gr216" draw:text-style-name="P22" draw:layer="layout" svg:width="0.119cm" svg:height="0.088cm" svg:x="15.632cm" svg:y="8.468cm" svg:viewBox="0 0 120 89" draw:points="120,56 98,32 65,8 44,0 0,32 22,40 54,65 76,89">
              <text:p/>
            </draw:polygon>
            <draw:path draw:style-name="gr217" draw:text-style-name="P23" draw:layer="layout" svg:width="0.097cm" svg:height="0.104cm" svg:x="15.621cm" svg:y="8.5cm" svg:viewBox="0 0 98 105" svg:d="M0 32c0-48 22-32 44-16 21 16 43 16 54 89 0 0-44-32-98-73z">
              <text:p/>
            </draw:path>
            <draw:path draw:style-name="gr218" draw:text-style-name="P5" draw:layer="layout" svg:width="0.141cm" svg:height="0.137cm" svg:x="15.621cm" svg:y="8.468cm" svg:viewBox="0 0 142 138" svg:d="M54 0c22 8 22 8 44 25 11 7 33 15 44 80-22 17-22 17-44 33-12-8-76-57-98-73 0-40 22-40 54-65z">
              <text:p/>
            </draw:path>
          </draw:g>
          <draw:g>
            <draw:path draw:style-name="gr219" draw:text-style-name="P1" draw:layer="layout" svg:width="0.125cm" svg:height="0.099cm" svg:x="15.277cm" svg:y="8.579cm" svg:viewBox="0 0 126 100" svg:d="M0 100c30 0 105-44 120-55s0-45-29-45c0 25-91 100-91 100z">
              <text:p/>
            </draw:path>
            <draw:g>
              <draw:polygon draw:style-name="gr220" draw:text-style-name="P21" draw:layer="layout" svg:width="0.108cm" svg:height="0.112cm" svg:x="15.258cm" svg:y="8.577cm" svg:viewBox="0 0 109 113" draw:points="109,32 109,0 0,81 0,113">
                <text:p/>
              </draw:polygon>
              <draw:polygon draw:style-name="gr221" draw:text-style-name="P21" draw:layer="layout" svg:width="0.108cm" svg:height="0.137cm" svg:x="15.171cm" svg:y="8.455cm" svg:viewBox="0 0 109 138" draw:points="109,56 109,0 0,81 0,138">
                <text:p/>
              </draw:polygon>
              <draw:polygon draw:style-name="gr222" draw:text-style-name="P22" draw:layer="layout" svg:width="0.196cm" svg:height="0.144cm" svg:x="15.171cm" svg:y="8.512cm" svg:viewBox="0 0 197 145" draw:points="197,65 109,0 0,81 87,145">
                <text:p/>
              </draw:polygon>
              <draw:polygon draw:style-name="gr223" draw:text-style-name="P23" draw:layer="layout" svg:width="0.108cm" svg:height="0.137cm" svg:x="15.149cm" svg:y="8.552cm" svg:viewBox="0 0 109 138" draw:points="109,138 109,105 22,40 22,0 0,16 0,56">
                <text:p/>
              </draw:polygon>
              <draw:polygon draw:style-name="gr224" draw:text-style-name="P21" draw:layer="layout" svg:width="0.348cm" svg:height="0.613cm" svg:x="15.138cm" svg:y="7.963cm" svg:viewBox="0 0 349 614" draw:points="349,356 349,0 0,259 0,614">
                <text:p/>
              </draw:polygon>
              <draw:polygon draw:style-name="gr225" draw:text-style-name="P24" draw:layer="layout" svg:width="0.326cm" svg:height="0.565cm" svg:x="15.149cm" svg:y="7.987cm" svg:viewBox="0 0 327 566" draw:points="327,323 327,0 0,242 0,566">
                <text:p/>
              </draw:polygon>
              <draw:polygon draw:style-name="gr226" draw:text-style-name="P22" draw:layer="layout" svg:width="0.37cm" svg:height="0.274cm" svg:x="15.116cm" svg:y="7.947cm" svg:viewBox="0 0 371 275" draw:points="22,275 371,16 349,0 0,259">
                <text:p/>
              </draw:polygon>
              <draw:polygon draw:style-name="gr227" draw:text-style-name="P23" draw:layer="layout" svg:width="0.021cm" svg:height="0.371cm" svg:x="15.116cm" svg:y="8.205cm" svg:viewBox="0 0 22 372" draw:points="22,372 22,16 0,0 0,356">
                <text:p/>
              </draw:polygon>
              <draw:polygon draw:style-name="gr228" draw:text-style-name="P5" draw:layer="layout" svg:width="0.37cm" svg:height="0.742cm" svg:x="15.116cm" svg:y="7.947cm" svg:viewBox="0 0 371 743" draw:points="349,0 0,259 0,614 22,630 33,622 33,663 142,743 251,663 251,630 164,566 164,525 371,372 371,16">
                <text:p/>
              </draw:polygon>
            </draw:g>
          </draw:g>
          <draw:g>
            <draw:path draw:style-name="gr229" draw:text-style-name="P1" draw:layer="layout" svg:width="0.092cm" svg:height="0.077cm" svg:x="15.579cm" svg:y="8.638cm" svg:viewBox="0 0 93 78" svg:d="M0 78c0 0 60-22 75-33 16-13 30-45 0-45 0 25-75 78-75 78z">
              <text:p/>
            </draw:path>
            <draw:g>
              <draw:polygon draw:style-name="gr230" draw:text-style-name="P22" draw:layer="layout" svg:width="0.468cm" svg:height="0.346cm" svg:x="15.185cm" svg:y="8.537cm" svg:viewBox="0 0 469 347" draw:points="120,347 469,89 349,0 0,259">
                <text:p/>
              </draw:polygon>
              <draw:polygon draw:style-name="gr231" draw:text-style-name="P23" draw:layer="layout" svg:width="0.119cm" svg:height="0.121cm" svg:x="15.185cm" svg:y="8.795cm" svg:viewBox="0 0 120 122" draw:points="120,122 120,89 0,0 0,32">
                <text:p/>
              </draw:polygon>
              <draw:polygon draw:style-name="gr232" draw:text-style-name="P21" draw:layer="layout" svg:width="0.348cm" svg:height="0.29cm" svg:x="15.305cm" svg:y="8.625cm" svg:viewBox="0 0 349 291" draw:points="349,32 349,0 0,259 0,291">
                <text:p/>
              </draw:polygon>
              <draw:polygon draw:style-name="gr233" draw:text-style-name="P5" draw:layer="layout" svg:width="0.468cm" svg:height="0.378cm" svg:x="15.185cm" svg:y="8.537cm" svg:viewBox="0 0 469 379" draw:points="349,0 0,259 0,291 120,379 469,122 469,89">
                <text:p/>
              </draw:polygon>
              <draw:g>
                <draw:polygon draw:style-name="gr234" draw:text-style-name="P25" draw:layer="layout" svg:width="0.152cm" svg:height="0.112cm" svg:x="15.474cm" svg:y="8.559cm" svg:viewBox="0 0 153 113" draw:points="153,65 65,0 0,48 87,113">
                  <text:p/>
                </draw:polygon>
                <draw:line draw:style-name="gr235" draw:text-style-name="P6" draw:layer="layout" svg:x1="15.604cm" svg:y1="8.64cm" svg:x2="15.517cm" svg:y2="8.575cm">
                  <text:p/>
                </draw:line>
                <draw:line draw:style-name="gr236" draw:text-style-name="P6" draw:layer="layout" svg:x1="15.582cm" svg:y1="8.655cm" svg:x2="15.495cm" svg:y2="8.59cm">
                  <text:p/>
                </draw:line>
                <draw:line draw:style-name="gr237" draw:text-style-name="P6" draw:layer="layout" svg:x1="15.56cm" svg:y1="8.575cm" svg:x2="15.495cm" svg:y2="8.623cm">
                  <text:p/>
                </draw:line>
                <draw:line draw:style-name="gr238" draw:text-style-name="P6" draw:layer="layout" svg:x1="15.582cm" svg:y1="8.59cm" svg:x2="15.517cm" svg:y2="8.638cm">
                  <text:p/>
                </draw:line>
                <draw:line draw:style-name="gr239" draw:text-style-name="P6" draw:layer="layout" svg:x1="15.605cm" svg:y1="8.607cm" svg:x2="15.561cm" svg:y2="8.639cm">
                  <text:p/>
                </draw:line>
              </draw:g>
              <draw:g>
                <draw:polygon draw:style-name="gr240" draw:text-style-name="P25" draw:layer="layout" svg:width="0.315cm" svg:height="0.233cm" svg:x="15.218cm" svg:y="8.627cm" svg:viewBox="0 0 316 234" draw:points="316,65 229,0 0,169 87,234">
                  <text:p/>
                </draw:polygon>
                <draw:line draw:style-name="gr241" draw:text-style-name="P6" draw:layer="layout" svg:x1="15.512cm" svg:y1="8.675cm" svg:x2="15.283cm" svg:y2="8.844cm">
                  <text:p/>
                </draw:line>
                <draw:line draw:style-name="gr242" draw:text-style-name="P6" draw:layer="layout" svg:x1="15.491cm" svg:y1="8.659cm" svg:x2="15.262cm" svg:y2="8.828cm">
                  <text:p/>
                </draw:line>
                <draw:line draw:style-name="gr243" draw:text-style-name="P6" draw:layer="layout" svg:x1="15.469cm" svg:y1="8.643cm" svg:x2="15.24cm" svg:y2="8.812cm">
                  <text:p/>
                </draw:line>
                <draw:line draw:style-name="gr244" draw:text-style-name="P6" draw:layer="layout" svg:x1="15.262cm" svg:y1="8.796cm" svg:x2="15.24cm" svg:y2="8.78cm">
                  <text:p/>
                </draw:line>
                <draw:line draw:style-name="gr245" draw:text-style-name="P6" draw:layer="layout" svg:x1="15.284cm" svg:y1="8.78cm" svg:x2="15.262cm" svg:y2="8.764cm">
                  <text:p/>
                </draw:line>
                <draw:line draw:style-name="gr246" draw:text-style-name="P6" draw:layer="layout" svg:x1="15.306cm" svg:y1="8.764cm" svg:x2="15.284cm" svg:y2="8.748cm">
                  <text:p/>
                </draw:line>
                <draw:line draw:style-name="gr247" draw:text-style-name="P6" draw:layer="layout" svg:x1="15.295cm" svg:y1="8.804cm" svg:x2="15.273cm" svg:y2="8.788cm">
                  <text:p/>
                </draw:line>
                <draw:line draw:style-name="gr248" draw:text-style-name="P6" draw:layer="layout" svg:x1="15.316cm" svg:y1="8.788cm" svg:x2="15.294cm" svg:y2="8.772cm">
                  <text:p/>
                </draw:line>
                <draw:line draw:style-name="gr249" draw:text-style-name="P6" draw:layer="layout" svg:x1="15.338cm" svg:y1="8.772cm" svg:x2="15.316cm" svg:y2="8.756cm">
                  <text:p/>
                </draw:line>
                <draw:line draw:style-name="gr250" draw:text-style-name="P6" draw:layer="layout" svg:x1="15.327cm" svg:y1="8.747cm" svg:x2="15.305cm" svg:y2="8.731cm">
                  <text:p/>
                </draw:line>
                <draw:line draw:style-name="gr251" draw:text-style-name="P6" draw:layer="layout" svg:x1="15.36cm" svg:y1="8.755cm" svg:x2="15.338cm" svg:y2="8.739cm">
                  <text:p/>
                </draw:line>
                <draw:line draw:style-name="gr252" draw:text-style-name="P6" draw:layer="layout" svg:x1="15.349cm" svg:y1="8.731cm" svg:x2="15.327cm" svg:y2="8.715cm">
                  <text:p/>
                </draw:line>
                <draw:line draw:style-name="gr253" draw:text-style-name="P6" draw:layer="layout" svg:x1="15.371cm" svg:y1="8.715cm" svg:x2="15.349cm" svg:y2="8.699cm">
                  <text:p/>
                </draw:line>
                <draw:line draw:style-name="gr254" draw:text-style-name="P6" draw:layer="layout" svg:x1="15.393cm" svg:y1="8.699cm" svg:x2="15.371cm" svg:y2="8.683cm">
                  <text:p/>
                </draw:line>
                <draw:line draw:style-name="gr255" draw:text-style-name="P6" draw:layer="layout" svg:x1="15.382cm" svg:y1="8.74cm" svg:x2="15.36cm" svg:y2="8.724cm">
                  <text:p/>
                </draw:line>
                <draw:line draw:style-name="gr256" draw:text-style-name="P6" draw:layer="layout" svg:x1="15.404cm" svg:y1="8.724cm" svg:x2="15.382cm" svg:y2="8.708cm">
                  <text:p/>
                </draw:line>
                <draw:line draw:style-name="gr257" draw:text-style-name="P6" draw:layer="layout" svg:x1="15.425cm" svg:y1="8.707cm" svg:x2="15.403cm" svg:y2="8.691cm">
                  <text:p/>
                </draw:line>
                <draw:line draw:style-name="gr258" draw:text-style-name="P6" draw:layer="layout" svg:x1="15.415cm" svg:y1="8.683cm" svg:x2="15.393cm" svg:y2="8.667cm">
                  <text:p/>
                </draw:line>
                <draw:line draw:style-name="gr259" draw:text-style-name="P6" draw:layer="layout" svg:x1="15.447cm" svg:y1="8.691cm" svg:x2="15.425cm" svg:y2="8.675cm">
                  <text:p/>
                </draw:line>
                <draw:line draw:style-name="gr260" draw:text-style-name="P6" draw:layer="layout" svg:x1="15.436cm" svg:y1="8.667cm" svg:x2="15.414cm" svg:y2="8.651cm">
                  <text:p/>
                </draw:line>
                <draw:line draw:style-name="gr261" draw:text-style-name="P6" draw:layer="layout" svg:x1="15.458cm" svg:y1="8.65cm" svg:x2="15.436cm" svg:y2="8.634cm">
                  <text:p/>
                </draw:line>
                <draw:line draw:style-name="gr262" draw:text-style-name="P6" draw:layer="layout" svg:x1="15.469cm" svg:y1="8.675cm" svg:x2="15.447cm" svg:y2="8.659cm">
                  <text:p/>
                </draw:line>
                <draw:line draw:style-name="gr263" draw:text-style-name="P6" draw:layer="layout" svg:x1="15.327cm" svg:y1="8.812cm" svg:x2="15.305cm" svg:y2="8.796cm">
                  <text:p/>
                </draw:line>
                <draw:line draw:style-name="gr264" draw:text-style-name="P6" draw:layer="layout" svg:x1="15.349cm" svg:y1="8.796cm" svg:x2="15.327cm" svg:y2="8.78cm">
                  <text:p/>
                </draw:line>
                <draw:line draw:style-name="gr265" draw:text-style-name="P6" draw:layer="layout" svg:x1="15.371cm" svg:y1="8.78cm" svg:x2="15.349cm" svg:y2="8.764cm">
                  <text:p/>
                </draw:line>
                <draw:line draw:style-name="gr266" draw:text-style-name="P6" draw:layer="layout" svg:x1="15.382cm" svg:y1="8.804cm" svg:x2="15.36cm" svg:y2="8.788cm">
                  <text:p/>
                </draw:line>
                <draw:line draw:style-name="gr267" draw:text-style-name="P6" draw:layer="layout" svg:x1="15.404cm" svg:y1="8.788cm" svg:x2="15.382cm" svg:y2="8.772cm">
                  <text:p/>
                </draw:line>
                <draw:line draw:style-name="gr268" draw:text-style-name="P6" draw:layer="layout" svg:x1="15.393cm" svg:y1="8.764cm" svg:x2="15.371cm" svg:y2="8.748cm">
                  <text:p/>
                </draw:line>
                <draw:line draw:style-name="gr269" draw:text-style-name="P6" draw:layer="layout" svg:x1="15.415cm" svg:y1="8.747cm" svg:x2="15.393cm" svg:y2="8.731cm">
                  <text:p/>
                </draw:line>
                <draw:line draw:style-name="gr270" draw:text-style-name="P6" draw:layer="layout" svg:x1="15.436cm" svg:y1="8.731cm" svg:x2="15.414cm" svg:y2="8.715cm">
                  <text:p/>
                </draw:line>
                <draw:line draw:style-name="gr271" draw:text-style-name="P6" draw:layer="layout" svg:x1="15.458cm" svg:y1="8.715cm" svg:x2="15.436cm" svg:y2="8.699cm">
                  <text:p/>
                </draw:line>
                <draw:line draw:style-name="gr272" draw:text-style-name="P6" draw:layer="layout" svg:x1="15.491cm" svg:y1="8.724cm" svg:x2="15.469cm" svg:y2="8.708cm">
                  <text:p/>
                </draw:line>
                <draw:line draw:style-name="gr273" draw:text-style-name="P6" draw:layer="layout" svg:x1="15.48cm" svg:y1="8.699cm" svg:x2="15.458cm" svg:y2="8.683cm">
                  <text:p/>
                </draw:line>
                <draw:line draw:style-name="gr274" draw:text-style-name="P6" draw:layer="layout" svg:x1="15.513cm" svg:y1="8.707cm" svg:x2="15.491cm" svg:y2="8.691cm">
                  <text:p/>
                </draw:line>
                <draw:line draw:style-name="gr275" draw:text-style-name="P6" draw:layer="layout" svg:x1="15.338cm" svg:y1="8.837cm" svg:x2="15.316cm" svg:y2="8.821cm">
                  <text:p/>
                </draw:line>
                <draw:line draw:style-name="gr276" draw:text-style-name="P6" draw:layer="layout" svg:x1="15.36cm" svg:y1="8.82cm" svg:x2="15.338cm" svg:y2="8.804cm">
                  <text:p/>
                </draw:line>
              </draw:g>
            </draw:g>
          </draw:g>
        </draw:g>
        <draw:connector draw:style-name="gr143" draw:text-style-name="P26" draw:layer="layout" draw:line-skew="-0.404cm" svg:x1="25.562cm" svg:y1="4.525cm" svg:x2="12.982cm" svg:y2="4.716cm" draw:start-shape="id10" draw:start-glue-point="4" draw:end-shape="id9" draw:end-glue-point="0" svg:d="M25562 4525v-924h-12580v1115" svg:viewBox="0 0 12581 1116">
          <text:p/>
        </draw:connector>
        <draw:connector draw:style-name="gr143" draw:text-style-name="P26" draw:layer="layout" svg:x1="14.748cm" svg:y1="5.481cm" svg:x2="17.054cm" svg:y2="6.186cm" draw:start-shape="id9" draw:start-glue-point="1" draw:end-shape="id11" draw:end-glue-point="3" svg:d="M14748 5481h1154v705h1152" svg:viewBox="0 0 2307 706">
          <text:p/>
        </draw:connector>
        <draw:connector draw:style-name="gr180" draw:text-style-name="P26" draw:layer="layout" svg:x1="15.116cm" svg:y1="8.432cm" svg:x2="12.806cm" svg:y2="6.246cm" draw:start-shape="id12" draw:start-glue-point="3" draw:end-shape="id9" draw:end-glue-point="50" svg:d="M15116 8432h-2310v-2186" svg:viewBox="0 0 2311 2187">
          <text:p/>
        </draw:connector>
        <draw:connector draw:style-name="gr180" draw:text-style-name="P26" draw:layer="layout" svg:x1="15.4cm" svg:y1="13.708cm" svg:x2="13.219cm" svg:y2="15.751cm" draw:start-shape="id13" draw:start-glue-point="3" draw:end-shape="id1" draw:end-glue-point="28" svg:d="M15400 13708h-2181v2043" svg:viewBox="0 0 2182 2044">
          <text:p/>
        </draw:connector>
        <draw:connector draw:style-name="gr143" draw:text-style-name="P26" draw:layer="layout" svg:x1="7.041cm" svg:y1="15.038cm" svg:x2="6.36cm" svg:y2="11.13cm" draw:start-shape="id14" draw:start-glue-point="3" draw:end-shape="id7" draw:end-glue-point="8" svg:d="M7041 15038h-681v-3908" svg:viewBox="0 0 682 3909">
          <text:p/>
        </draw:connector>
        <draw:g xml:id="id16" draw:id="id16">
          <draw:custom-shape draw:style-name="gr277" draw:text-style-name="P10" draw:layer="layout" svg:width="0.5cm" svg:height="0.905cm" svg:x="23.3cm" svg:y="7.235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78" draw:text-style-name="P11" draw:layer="layout" svg:width="0.5cm" svg:height="0.287cm" svg:x="23.3cm" svg:y="7.23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xml:id="id15" draw:id="id15">
          <draw:custom-shape draw:style-name="gr279" draw:text-style-name="P10" draw:layer="layout" svg:width="0.501cm" svg:height="0.905cm" svg:x="20.215cm" svg:y="7.347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80" draw:text-style-name="P11" draw:layer="layout" svg:width="0.501cm" svg:height="0.287cm" svg:x="20.215cm" svg:y="7.3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onnector draw:style-name="gr143" draw:text-style-name="P26" draw:layer="layout" svg:x1="20.465cm" svg:y1="8.252cm" svg:x2="23.55cm" svg:y2="8.14cm" draw:start-shape="id15" draw:start-glue-point="2" draw:end-shape="id16" draw:end-glue-point="2" svg:d="M20465 8252v520h3085v-632" svg:viewBox="0 0 3086 633">
          <text:p/>
        </draw:connector>
        <draw:frame draw:style-name="gr281" draw:text-style-name="P32" draw:layer="layout" svg:width="1.938cm" svg:height="1.205cm" draw:transform="rotate (1.57760311087767) translate (17.911cm 7.325cm)">
          <draw:text-box>
            <text:p text:style-name="P31"><text:span text:style-name="T2"/></text:p>
            <text:p text:style-name="P31"><text:span text:style-name="T2">Bastion</text:span></text:p>
            <text:p text:style-name="P31"><text:span text:style-name="T2">Host</text:span></text:p>
          </draw:text-box>
        </draw:frame>
        <draw:frame draw:style-name="gr282" draw:text-style-name="P33" draw:layer="layout" svg:width="1.48cm" svg:height="1.205cm" draw:transform="rotate (1.5685273987673) translate (25.065cm 7.227cm)">
          <draw:text-box>
            <text:p text:style-name="P31"><text:span text:style-name="T3"/></text:p>
            <text:p text:style-name="P31"><text:span text:style-name="T3">Bastion</text:span></text:p>
            <text:p text:style-name="P31"><text:span text:style-name="T3">Host</text:span></text:p>
          </draw:text-box>
        </draw:frame>
        <draw:frame draw:style-name="gr283" draw:text-style-name="P34" draw:layer="layout" svg:width="2.589cm" svg:height="1.039cm" draw:transform="rotate (0.00191986217719376) translate (20.8cm 7.64cm)">
          <draw:text-box>
            <text:p><text:span text:style-name="T4">Replicated</text:span></text:p>
            <text:p><text:span text:style-name="T4">Home folders</text:span></text:p>
          </draw:text-box>
        </draw:frame>
        <draw:frame draw:style-name="gr284" draw:text-style-name="P35" draw:layer="layout" svg:width="2.013cm" svg:height="0.801cm" draw:transform="rotate (-0.594982742004867) translate (10.516cm 9.635cm)">
          <draw:text-box>
            <text:p><text:span text:style-name="T5">AD/LDAP etc.</text:span></text:p>
            <text:p><text:span text:style-name="T5">Infrastructure</text:span></text:p>
          </draw:text-box>
        </draw:frame>
        <draw:g xml:id="id18" draw:id="id18">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85" draw:text-style-name="P1" draw:layer="layout" svg:width="1.007cm" svg:height="0.631cm" svg:x="4.992cm" svg:y="4.79cm" svg:viewBox="0 0 1008 632" svg:d="M1 632c84 0 1007-393 1007-512 0-120-129-120-213-120 0 51-825 256-794 632z">
            <text:p/>
          </draw:path>
          <draw:g>
            <draw:polygon draw:style-name="gr286" draw:text-style-name="P2" draw:layer="layout" svg:width="1.068cm" svg:height="0.939cm" svg:x="3.863cm" svg:y="4.448cm" svg:viewBox="0 0 1069 940" draw:points="0,342 0,0 1069,598 1069,940">
              <text:p/>
            </draw:polygon>
            <draw:polygon draw:style-name="gr287" draw:text-style-name="P3" draw:layer="layout" svg:width="0.914cm" svg:height="0.854cm" svg:x="4.932cm" svg:y="4.533cm" svg:viewBox="0 0 915 855" draw:points="0,855 0,513 915,0 915,342">
              <text:p/>
            </draw:polygon>
            <draw:polygon draw:style-name="gr288" draw:text-style-name="P4" draw:layer="layout" svg:width="1.983cm" svg:height="1.11cm" svg:x="3.863cm" svg:y="3.935cm" svg:viewBox="0 0 1984 1111" draw:points="1069,1111 0,513 915,0 1984,598">
              <text:p/>
            </draw:polygon>
            <draw:line draw:style-name="gr289" draw:text-style-name="P6" draw:layer="layout" svg:x1="4.23cm" svg:y1="4.721cm" svg:x2="4.23cm" svg:y2="4.926cm">
              <text:p/>
            </draw:line>
            <draw:line draw:style-name="gr290" draw:text-style-name="P6" draw:layer="layout" svg:x1="4.903cm" svg:y1="5.159cm" svg:x2="4.414cm" svg:y2="4.886cm">
              <text:p/>
            </draw:line>
            <draw:line draw:style-name="gr291" draw:text-style-name="P6" draw:layer="layout" svg:x1="4.41cm" svg:y1="4.824cm" svg:x2="4.41cm" svg:y2="4.893cm">
              <text:p/>
            </draw:line>
            <draw:line draw:style-name="gr292" draw:text-style-name="P6" draw:layer="layout" svg:x1="4.899cm" svg:y1="5.098cm" svg:x2="4.899cm" svg:y2="5.167cm">
              <text:p/>
            </draw:line>
            <draw:line draw:style-name="gr293" draw:text-style-name="P6" draw:layer="layout" svg:x1="4.899cm" svg:y1="5.097cm" svg:x2="4.41cm" svg:y2="4.824cm">
              <text:p/>
            </draw:line>
            <draw:polygon draw:style-name="gr294" draw:text-style-name="P7" draw:layer="layout" svg:width="0.06cm" svg:height="0.102cm" svg:x="4.291cm" svg:y="4.756cm" svg:viewBox="0 0 61 103" draw:points="0,69 0,0 61,34 61,103">
              <text:p/>
            </draw:polygon>
            <draw:line draw:style-name="gr295" draw:text-style-name="P6" draw:layer="layout" svg:x1="4.169cm" svg:y1="4.687cm" svg:x2="4.169cm" svg:y2="4.892cm">
              <text:p/>
            </draw:line>
            <draw:line draw:style-name="gr296" draw:text-style-name="P6" draw:layer="layout" svg:x1="4.108cm" svg:y1="4.653cm" svg:x2="4.108cm" svg:y2="4.858cm">
              <text:p/>
            </draw:line>
            <draw:line draw:style-name="gr297" draw:text-style-name="P6" draw:layer="layout" svg:x1="4.047cm" svg:y1="4.619cm" svg:x2="4.047cm" svg:y2="4.824cm">
              <text:p/>
            </draw:line>
            <draw:line draw:style-name="gr298" draw:text-style-name="P6" draw:layer="layout" svg:x1="3.986cm" svg:y1="4.584cm" svg:x2="3.986cm" svg:y2="4.789cm">
              <text:p/>
            </draw:line>
            <draw:line draw:style-name="gr299" draw:text-style-name="P6" draw:layer="layout" svg:x1="3.925cm" svg:y1="4.551cm" svg:x2="3.925cm" svg:y2="4.756cm">
              <text:p/>
            </draw:line>
            <draw:polygon draw:style-name="gr300" draw:text-style-name="P2" draw:layer="layout" svg:width="0.06cm" svg:height="0.375cm" svg:x="3.803cm" svg:y="4.414cm" svg:viewBox="0 0 61 376" draw:points="0,342 0,0 61,34 61,376">
              <text:p/>
            </draw:polygon>
            <draw:polygon draw:style-name="gr301" draw:text-style-name="P2" draw:layer="layout" svg:width="0.06cm" svg:height="0.375cm" svg:x="4.932cm" svg:y="5.046cm" svg:viewBox="0 0 61 376" draw:points="0,342 0,0 61,34 61,376">
              <text:p/>
            </draw:polygon>
            <draw:polygon draw:style-name="gr302" draw:text-style-name="P5" draw:layer="layout" svg:width="2.044cm" svg:height="1.486cm" svg:x="3.803cm" svg:y="3.935cm" svg:viewBox="0 0 2045 1487" draw:points="0,820 0,478 61,513 977,0 2045,598 2045,940 1190,1418 1190,1487">
              <text:p/>
            </draw:polygon>
          </draw:g>
        </draw:g>
        <draw:g xml:id="id6" draw:id="id6">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03" draw:text-style-name="P1" draw:layer="layout" svg:width="1.007cm" svg:height="0.631cm" svg:x="5.092cm" svg:y="17.693cm" svg:viewBox="0 0 1008 632" svg:d="M1 632c84 0 1007-393 1007-512 0-120-129-120-213-120 0 51-825 256-794 632z">
            <text:p/>
          </draw:path>
          <draw:g>
            <draw:polygon draw:style-name="gr304" draw:text-style-name="P2" draw:layer="layout" svg:width="1.068cm" svg:height="0.939cm" svg:x="3.964cm" svg:y="17.351cm" svg:viewBox="0 0 1069 940" draw:points="0,342 0,0 1069,598 1069,940">
              <text:p/>
            </draw:polygon>
            <draw:polygon draw:style-name="gr305" draw:text-style-name="P3" draw:layer="layout" svg:width="0.914cm" svg:height="0.854cm" svg:x="5.032cm" svg:y="17.436cm" svg:viewBox="0 0 915 855" draw:points="0,855 0,513 915,0 915,342">
              <text:p/>
            </draw:polygon>
            <draw:polygon draw:style-name="gr306" draw:text-style-name="P4" draw:layer="layout" svg:width="1.983cm" svg:height="1.11cm" svg:x="3.964cm" svg:y="16.838cm" svg:viewBox="0 0 1984 1111" draw:points="1069,1111 0,513 915,0 1984,598">
              <text:p/>
            </draw:polygon>
            <draw:line draw:style-name="gr307" draw:text-style-name="P6" draw:layer="layout" svg:x1="4.33cm" svg:y1="17.624cm" svg:x2="4.33cm" svg:y2="17.829cm">
              <text:p/>
            </draw:line>
            <draw:line draw:style-name="gr308" draw:text-style-name="P6" draw:layer="layout" svg:x1="5.003cm" svg:y1="18.061cm" svg:x2="4.514cm" svg:y2="17.788cm">
              <text:p/>
            </draw:line>
            <draw:line draw:style-name="gr309" draw:text-style-name="P6" draw:layer="layout" svg:x1="4.511cm" svg:y1="17.727cm" svg:x2="4.511cm" svg:y2="17.796cm">
              <text:p/>
            </draw:line>
            <draw:line draw:style-name="gr310" draw:text-style-name="P6" draw:layer="layout" svg:x1="4.999cm" svg:y1="18cm" svg:x2="4.999cm" svg:y2="18.069cm">
              <text:p/>
            </draw:line>
            <draw:line draw:style-name="gr311" draw:text-style-name="P6" draw:layer="layout" svg:x1="5cm" svg:y1="18cm" svg:x2="4.511cm" svg:y2="17.727cm">
              <text:p/>
            </draw:line>
            <draw:polygon draw:style-name="gr312" draw:text-style-name="P7" draw:layer="layout" svg:width="0.06cm" svg:height="0.102cm" svg:x="4.392cm" svg:y="17.658cm" svg:viewBox="0 0 61 103" draw:points="0,69 0,0 61,34 61,103">
              <text:p/>
            </draw:polygon>
            <draw:line draw:style-name="gr313" draw:text-style-name="P6" draw:layer="layout" svg:x1="4.27cm" svg:y1="17.59cm" svg:x2="4.27cm" svg:y2="17.795cm">
              <text:p/>
            </draw:line>
            <draw:line draw:style-name="gr314" draw:text-style-name="P6" draw:layer="layout" svg:x1="4.208cm" svg:y1="17.556cm" svg:x2="4.208cm" svg:y2="17.761cm">
              <text:p/>
            </draw:line>
            <draw:line draw:style-name="gr315" draw:text-style-name="P6" draw:layer="layout" svg:x1="4.147cm" svg:y1="17.521cm" svg:x2="4.147cm" svg:y2="17.726cm">
              <text:p/>
            </draw:line>
            <draw:line draw:style-name="gr316" draw:text-style-name="P6" draw:layer="layout" svg:x1="4.086cm" svg:y1="17.487cm" svg:x2="4.086cm" svg:y2="17.692cm">
              <text:p/>
            </draw:line>
            <draw:line draw:style-name="gr317" draw:text-style-name="P6" draw:layer="layout" svg:x1="4.025cm" svg:y1="17.453cm" svg:x2="4.025cm" svg:y2="17.658cm">
              <text:p/>
            </draw:line>
            <draw:polygon draw:style-name="gr318" draw:text-style-name="P2" draw:layer="layout" svg:width="0.06cm" svg:height="0.375cm" svg:x="3.903cm" svg:y="17.316cm" svg:viewBox="0 0 61 376" draw:points="0,342 0,0 61,34 61,376">
              <text:p/>
            </draw:polygon>
            <draw:polygon draw:style-name="gr319" draw:text-style-name="P2" draw:layer="layout" svg:width="0.06cm" svg:height="0.375cm" svg:x="5.032cm" svg:y="17.949cm" svg:viewBox="0 0 61 376" draw:points="0,342 0,0 61,34 61,376">
              <text:p/>
            </draw:polygon>
            <draw:polygon draw:style-name="gr320" draw:text-style-name="P5" draw:layer="layout" svg:width="2.044cm" svg:height="1.486cm" svg:x="3.903cm" svg:y="16.838cm" svg:viewBox="0 0 2045 1487" draw:points="0,820 0,478 61,513 977,0 2045,598 2045,940 1190,1418 1190,1487">
              <text:p/>
            </draw:polygon>
          </draw:g>
        </draw:g>
        <draw:frame draw:style-name="gr321" draw:text-style-name="P36" draw:layer="layout" svg:width="1.607cm" svg:height="1.588cm" draw:transform="rotate (-0.529881960905479) translate (4.703cm 16.635cm)">
          <draw:text-box>
            <text:p><text:span text:style-name="T6">OpenAKC</text:span></text:p>
            <text:p><text:span text:style-name="T6">Secured</text:span></text:p>
            <text:p><text:span text:style-name="T6">Server</text:span></text:p>
          </draw:text-box>
        </draw:frame>
        <draw:frame draw:style-name="gr322" draw:text-style-name="P35" draw:layer="layout" svg:width="1.607cm" svg:height="1.076cm" draw:transform="rotate (-0.529881960905479) translate (4.613cm 3.7cm)">
          <draw:text-box>
            <text:p><text:span text:style-name="T5">OpenAKC</text:span></text:p>
            <text:p><text:span text:style-name="T5">Secured</text:span></text:p>
            <text:p><text:span text:style-name="T5">Server</text:span></text:p>
          </draw:text-box>
        </draw:frame>
        <draw:frame draw:style-name="gr323" draw:text-style-name="P35" draw:layer="layout" svg:width="1.607cm" svg:height="0.801cm" draw:transform="rotate (0.559901624039781) translate (24.854cm 14.953cm)">
          <draw:text-box>
            <text:p><text:span text:style-name="T5">OpenAKC</text:span></text:p>
            <text:p><text:span text:style-name="T5">Server</text:span></text:p>
          </draw:text-box>
        </draw:frame>
        <draw:frame draw:style-name="gr324" draw:text-style-name="P37" draw:layer="layout" svg:width="1.907cm" svg:height="1.547cm" svg:x="6.9cm" svg:y="12.6cm">
          <draw:text-box>
            <text:p><text:span text:style-name="T7">Security</text:span></text:p>
            <text:p><text:span text:style-name="T7">Firewall</text:span></text:p>
            <text:p><text:span text:style-name="T7">Cluster</text:span></text:p>
          </draw:text-box>
        </draw:frame>
        <draw:g xml:id="id17" draw:id="id17">
          <draw:custom-shape draw:style-name="gr325" draw:text-style-name="P10" draw:layer="layout" svg:width="0.709cm" svg:height="1.616cm" svg:x="1.591cm" svg:y="9.719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26" draw:text-style-name="P11" draw:layer="layout" svg:width="0.709cm" svg:height="0.512cm" svg:x="1.591cm" svg:y="9.7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27" draw:text-style-name="P37" draw:layer="layout" svg:width="3.121cm" svg:height="0.783cm" draw:transform="rotate (1.55700822570414) translate (2.374cm 12.224cm)">
          <draw:text-box>
            <text:p><text:span text:style-name="T7">Secure Syslog</text:span></text:p>
          </draw:text-box>
        </draw:frame>
        <draw:connector draw:style-name="gr328" draw:text-style-name="P26" draw:layer="layout" svg:x1="1.945cm" svg:y1="11.335cm" svg:x2="3.903cm" svg:y2="17.48cm" draw:start-shape="id17" draw:start-glue-point="2" draw:end-shape="id6" draw:end-glue-point="13" svg:d="M1945 11335v6145h1958" svg:viewBox="0 0 1959 6146">
          <text:p/>
        </draw:connector>
        <draw:connector draw:style-name="gr328" draw:text-style-name="P26" draw:layer="layout" svg:x1="1.945cm" svg:y1="9.719cm" svg:x2="3.803cm" svg:y2="4.577cm" draw:start-shape="id17" draw:start-glue-point="0" draw:end-shape="id18" draw:end-glue-point="13" svg:d="M1945 9719v-5142h1858" svg:viewBox="0 0 1859 5143">
          <text:p/>
        </draw:connector>
        <draw:connector draw:style-name="gr143" draw:text-style-name="P26" draw:layer="layout" svg:x1="24.65cm" svg:y1="13.092cm" svg:x2="19.45cm" svg:y2="13.035cm" draw:start-shape="id5" draw:start-glue-point="0" draw:end-shape="id4" draw:end-glue-point="0" svg:d="M24650 13092v-577h-5200v520" svg:viewBox="0 0 5201 578">
          <text:p/>
        </draw:connector>
        <draw:frame draw:style-name="gr329" draw:text-style-name="P38" draw:layer="layout" svg:width="13.7cm" svg:height="0.963cm" svg:x="5cm" svg:y="18.635cm">
          <draw:text-box>
            <text:p><text:span text:style-name="T8">OpenAKC Auth, Keystroke &amp; Session Logs. (TCP/889). (Only show on bottom for clarity).</text:span></text:p>
          </draw:text-box>
        </draw:frame>
        <draw:frame draw:style-name="gr330" draw:text-style-name="P39" draw:layer="layout" svg:width="12.846cm" svg:height="0.763cm" svg:x="7.4cm" svg:y="1.438cm">
          <draw:text-box>
            <text:p><text:span text:style-name="T9">OpenAKC Separate Bastion Host &amp; Security Server Example</text:span></text:p>
          </draw:text-box>
        </draw:frame>
        <draw:frame draw:style-name="gr331" draw:text-style-name="P40" draw:layer="layout" svg:width="5.41cm" svg:height="1.433cm" draw:transform="rotate (-0.00820304748437397) translate (19.573cm 12.6cm)">
          <draw:text-box>
            <text:p>Various OpenAKC Data</text:p>
            <text:p>Replication methods planned.</text:p>
            <text:p>Currently uses filesystem.</text:p>
          </draw:text-box>
        </draw:frame>
        <draw:frame draw:style-name="gr332" draw:text-style-name="P35" draw:layer="layout" svg:width="1.783cm" svg:height="0.916cm" draw:transform="rotate (0.548207918051419) translate (16.841cm 14.891cm)">
          <draw:text-box>
            <text:p><text:span text:style-name="T5">OpenAKC</text:span></text:p>
            <text:p><text:span text:style-name="T5">Server</text:span></text:p>
          </draw:text-box>
        </draw:frame>
        <draw:connector draw:style-name="gr146" draw:text-style-name="P27" draw:layer="layout" draw:type="line" svg:x1="25.497cm" svg:y1="7.647cm" svg:x2="23.8cm" svg:y2="7.687cm" draw:start-shape="id10" draw:end-shape="id16" draw:end-glue-point="1" svg:d="M25497 7647l-1697 40" svg:viewBox="0 0 1698 41">
          <text:p/>
        </draw:connector>
        <draw:connector draw:style-name="gr146" draw:text-style-name="P27" draw:layer="layout" draw:type="line" svg:x1="18.335cm" svg:y1="7.747cm" svg:x2="20.215cm" svg:y2="7.799cm" draw:start-shape="id11" draw:start-glue-point="2" draw:end-shape="id15" draw:end-glue-point="3" svg:d="M18335 7747l1880 52" svg:viewBox="0 0 1881 53">
          <text:p/>
        </draw:connector>
        <draw:connector draw:style-name="gr180" draw:text-style-name="P26" draw:layer="layout" svg:x1="4.901cm" svg:y1="5.422cm" svg:x2="4.33cm" svg:y2="10.008cm" draw:start-shape="id18" draw:start-glue-point="2" draw:end-shape="id7" draw:end-glue-point="34" svg:d="M4901 5422v2191h-571v2395" svg:viewBox="0 0 572 4587">
          <text:p/>
        </draw:connector>
        <draw:connector draw:style-name="gr143" draw:text-style-name="P26" draw:layer="layout" svg:x1="9cm" svg:y1="15.038cm" svg:x2="11.541cm" svg:y2="16.364cm" draw:start-shape="id14" draw:start-glue-point="1" draw:end-shape="id1" draw:end-glue-point="39" svg:d="M9000 15038h1261v1326h1280" svg:viewBox="0 0 2542 1327">
          <text:p/>
        </draw:connector>
        <draw:frame draw:style-name="gr333" draw:text-style-name="P37" draw:layer="layout" svg:width="2.233cm" svg:height="1.547cm" svg:x="7cm" svg:y="7.638cm">
          <draw:text-box>
            <text:p><text:span text:style-name="T7">Corporate</text:span></text:p>
            <text:p><text:span text:style-name="T7">Firewall</text:span></text:p>
            <text:p><text:span text:style-name="T7">Cluster</text:span></text:p>
          </draw:text-box>
        </draw:frame>
        <draw:custom-shape draw:style-name="gr334" draw:text-style-name="P9" xml:id="id1" draw:id="id1" draw:layer="layout" svg:width="3.532cm" svg:height="1.531cm" svg:x="11.541cm" svg:y="15.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8"><text:span text:style-name="T1">Security</text:span></text:p>
          <text:p text:style-name="P8"><text:span text:style-name="T1">Networ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143" draw:text-style-name="P26" draw:layer="layout" svg:x1="12.424cm" svg:y1="15.802cm" svg:x2="11.083cm" svg:y2="11.935cm" draw:start-shape="id1" draw:start-glue-point="32" draw:end-shape="id19" draw:end-glue-point="2" svg:d="M12424 15802v-1985h-1341v-1882" svg:viewBox="0 0 1342 3868">
          <text:p/>
        </draw:connector>
        <draw:g xml:id="id20" draw:id="id20">
          <draw:custom-shape draw:style-name="gr335" draw:text-style-name="P10" draw:layer="layout" svg:width="0.709cm" svg:height="1.616cm" svg:x="21.532cm" svg:y="15.184cm">
            <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36" draw:text-style-name="P11" draw:layer="layout" svg:width="0.709cm" svg:height="0.512cm" svg:x="21.532cm" svg:y="15.1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frame draw:style-name="gr327" draw:text-style-name="P37" draw:layer="layout" svg:width="3.121cm" svg:height="0.783cm" draw:transform="rotate (0.00261799387799149) translate (20.477cm 16.708cm)">
          <draw:text-box>
            <text:p><text:span text:style-name="T7">Secure Syslog</text:span></text:p>
          </draw:text-box>
        </draw:frame>
        <draw:connector draw:style-name="gr328" draw:text-style-name="P26" draw:layer="layout" svg:x1="21.532cm" svg:y1="15.992cm" svg:x2="19.204cm" svg:y2="15.723cm" draw:start-shape="id20" draw:start-glue-point="3" draw:end-shape="id2" draw:end-glue-point="1" svg:d="M21532 15992h-1174v-269h-1154" svg:viewBox="0 0 2329 270">
          <text:p/>
        </draw:connector>
        <draw:connector draw:style-name="gr328" draw:text-style-name="P26" draw:layer="layout" svg:x1="22.241cm" svg:y1="15.992cm" svg:x2="24.579cm" svg:y2="15.761cm" draw:start-shape="id20" draw:start-glue-point="1" draw:end-shape="id3" draw:end-glue-point="3" svg:d="M22241 15992h1169v-231h1169" svg:viewBox="0 0 2339 232">
          <text:p/>
        </draw:connector>
        <draw:frame draw:style-name="gr337" draw:text-style-name="P41" draw:layer="layout" svg:width="3.343cm" svg:height="0.887cm" draw:transform="rotate (0.000349065850398866) translate (13.557cm 12.636cm)">
          <draw:text-box>
            <text:p><text:span text:style-name="T3">Security Management </text:span></text:p>
            <text:p><text:span text:style-name="T3">Workstation</text:span></text:p>
          </draw:text-box>
        </draw:frame>
        <draw:frame draw:style-name="gr338" draw:text-style-name="P41" draw:layer="layout" svg:width="2.674cm" svg:height="0.597cm" draw:transform="rotate (0.000349065850398866) translate (13.8cm 7.336cm)">
          <draw:text-box>
            <text:p><text:span text:style-name="T3">User Workstation</text:span></text:p>
          </draw:text-box>
        </draw:frame>
        <draw:connector draw:style-name="gr339" draw:text-style-name="P26" draw:layer="layout" svg:x1="18.335cm" svg:y1="7.747cm" svg:x2="12.5cm" svg:y2="10.812cm" draw:start-shape="id11" draw:start-glue-point="2" draw:end-shape="id19" draw:end-glue-point="1" svg:d="M18335 7747v3065h-5835" svg:viewBox="0 0 5836 3066">
          <text:p/>
        </draw:connector>
        <draw:connector draw:style-name="gr339" draw:text-style-name="P26" draw:layer="layout" svg:x1="25.925cm" svg:y1="14.2cm" svg:x2="12.5cm" svg:y2="10.812cm" draw:start-shape="id3" draw:start-glue-point="4" draw:end-shape="id19" draw:end-glue-point="1" svg:d="M25925 14200v-3388h-13425" svg:viewBox="0 0 13426 3389">
          <text:p/>
        </draw:connector>
        <draw:connector draw:style-name="gr340" draw:text-style-name="P26" draw:layer="layout" svg:x1="25.497cm" svg:y1="7.647cm" svg:x2="12.5cm" svg:y2="10.812cm" draw:start-shape="id10" draw:start-glue-point="2" draw:end-shape="id19" draw:end-glue-point="1" svg:d="M25497 7647v3165h-12997" svg:viewBox="0 0 12998 3166">
          <text:p/>
        </draw:connector>
        <draw:connector draw:style-name="gr339" draw:text-style-name="P26" draw:layer="layout" svg:x1="17.987cm" svg:y1="14.162cm" svg:x2="12.5cm" svg:y2="10.812cm" draw:start-shape="id2" draw:start-glue-point="4" draw:end-shape="id19" draw:end-glue-point="1" svg:d="M17987 14162v-3350h-5487" svg:viewBox="0 0 5488 3351">
          <text:p/>
        </draw:connector>
        <draw:frame draw:style-name="gr341" draw:text-style-name="P38" draw:layer="layout" svg:width="4.769cm" svg:height="0.607cm" draw:transform="rotate (0.00593411945678072) translate (13.4cm 10.193cm)">
          <draw:text-box>
            <text:p><text:span text:style-name="T8">AD / LDAP etc. Directory Data</text:span></text:p>
          </draw:text-box>
        </draw:frame>
        <draw:connector draw:style-name="gr342" draw:text-style-name="P26" draw:layer="layout" draw:line-skew="0.455cm" svg:x1="25.028cm" svg:y1="17.037cm" svg:x2="5.092cm" svg:y2="18.307cm" draw:start-shape="id3" draw:start-glue-point="11" draw:end-shape="id6" draw:end-glue-point="10" svg:d="M25028 17037v2263h-19936v-993" svg:viewBox="0 0 19937 2264">
          <text:p/>
        </draw:connector>
        <draw:connector draw:style-name="gr342" draw:text-style-name="P26" draw:layer="layout" draw:line-skew="0.455cm" svg:x1="17.922cm" svg:y1="17.284cm" svg:x2="5.092cm" svg:y2="18.307cm" draw:start-shape="id2" draw:start-glue-point="2" draw:end-shape="id6" draw:end-glue-point="10" svg:d="M17922 17284v2016h-12830v-993" svg:viewBox="0 0 12831 2017">
          <text:p/>
        </draw:connector>
        <draw:connector draw:style-name="gr343" draw:text-style-name="P26" draw:layer="layout" draw:line-skew="-0.815cm" svg:x1="18.335cm" svg:y1="4.625cm" svg:x2="4.78cm" svg:y2="3.935cm" draw:start-shape="id11" draw:end-shape="id18" draw:end-glue-point="4" svg:d="M18335 4625v-2025h-13555v1335" svg:viewBox="0 0 13556 2026">
          <text:p/>
        </draw:connector>
        <draw:connector draw:style-name="gr344" draw:text-style-name="P26" draw:layer="layout" draw:line-skew="-0.815cm" svg:x1="4.78cm" svg:y1="3.935cm" svg:x2="24.89cm" svg:y2="4.913cm" draw:start-shape="id18" draw:start-glue-point="4" draw:end-shape="id10" draw:end-glue-point="14" svg:d="M4780 3935v-1335h20110v2313" svg:viewBox="0 0 20111 2314">
          <text:p/>
        </draw:connector>
        <draw:frame draw:style-name="gr329" draw:text-style-name="P38" draw:layer="layout" svg:width="12.6cm" svg:height="0.963cm" svg:x="5.3cm" svg:y="2.637cm">
          <draw:text-box>
            <text:p><text:span text:style-name="T8">OpenAKC Authenticated user SSH sessions (TCP/22). (Only show on top for clarity).</text:span></text:p>
          </draw:text-box>
        </draw:frame>
        <draw:connector draw:style-name="gr345" draw:text-style-name="P26" draw:layer="layout" draw:line-skew="0.657cm" svg:x1="27.142cm" svg:y1="15.761cm" svg:x2="26.779cm" svg:y2="6.086cm" draw:start-shape="id3" draw:start-glue-point="1" draw:end-shape="id10" draw:end-glue-point="1" svg:d="M27142 15761h1158v-9675h-1521" svg:viewBox="0 0 1522 9676">
          <text:p/>
        </draw:connector>
        <draw:frame draw:style-name="gr329" draw:text-style-name="P38" draw:layer="layout" svg:width="8.1cm" svg:height="0.963cm" draw:transform="rotate (1.5711453926453) translate (27.403cm 14.9cm)">
          <draw:text-box>
            <text:p><text:span text:style-name="T8">User SSH key update requests to OpenAKC backend (TCP/889). (Only shown on right for clarity)</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Narrow1" svg:font-family="'Arial Narrow'" style:font-family-generic="swiss" style:font-pitch="variable"/>
    <style:font-face style:name="Arial Narrow" svg:font-family="'Arial Narrow'" style:font-adornments="Bold Italic"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eyscale_20_Linear_20_B" draw:display-name="Greyscale Linear B" draw:style="linear" draw:start-color="#000000" draw:end-color="#ffffff" draw:start-intensity="100%" draw:end-intensity="100%" draw:angle="1800" draw:border="10%"/>
    <draw:gradient draw:name="Light_20_Blue_20_Linear_20_L" draw:display-name="Light Blue Linear L" draw:style="linear" draw:start-color="#93d4f0" draw:end-color="#e9f6fc" draw:start-intensity="100%" draw:end-intensity="100%" draw:angle="900" draw:border="10%"/>
    <draw:gradient draw:name="Light_20_Green_20_Axial_20_H" draw:display-name="Light Green Axial H" draw:style="axial" draw:start-color="#ebf7ec" draw:end-color="#c3e8c8" draw:start-intensity="100%" draw:end-intensity="100%" draw:angle="900" draw:border="0%"/>
    <draw:gradient draw:name="Light_20_Green_20_Linear_20_T" draw:display-name="Light Green Linear T" draw:style="linear" draw:start-color="#c3e8c8" draw:end-color="#ebf7ec" draw:start-intensity="100%" draw:end-intensity="100%" draw:angle="0" draw:border="10%"/>
    <draw:gradient draw:name="Light_20_Grey_20_Linear_20_B" draw:display-name="Light Grey Linear B" draw:style="linear" draw:start-color="#b3b3b3" draw:end-color="#e5e5e5" draw:start-intensity="100%" draw:end-intensity="100%" draw:angle="18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Light_20_Orange_20_Axial_20_H" draw:display-name="Light Orange Axial H" draw:style="axial" draw:start-color="#fef4e8" draw:end-color="#fbc98e" draw:start-intensity="100%" draw:end-intensity="100%" draw:angle="900" draw:border="0%"/>
    <draw:gradient draw:name="Light_20_Orange_20_Square_20_BR" draw:display-name="Light Orange Square BR" draw:style="square" draw:cx="30%" draw:cy="30%" draw:start-color="#fbc98e" draw:end-color="#fef4e8" draw:start-intensity="100%" draw:end-intensity="100%" draw:angle="0" draw:border="0%"/>
    <draw:gradient draw:name="Light_20_Purple_20_Square_20_BR" draw:display-name="Light Purple Square BR" draw:style="square" draw:cx="30%" draw:cy="30%" draw:start-color="#c893c7" draw:end-color="#f4e9f3" draw:start-intensity="100%" draw:end-intensity="100%" draw:angle="0" draw:border="0%"/>
    <draw:gradient draw:name="Light_20_Red_20_Axial_20_H" draw:display-name="Light Red Axial H" draw:style="axial" draw:start-color="#f8e8ea" draw:end-color="#de8e96" draw:start-intensity="100%" draw:end-intensity="100%" draw:angle="900" draw:border="0%"/>
    <draw:gradient draw:name="Shapes" draw:style="rectangular" draw:cx="50%" draw:cy="50%" draw:start-color="#cccccc" draw:end-color="#ffffff" draw:start-intensity="100%" draw:end-intensity="100%" draw:angle="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gradient draw:name="VRT_20_Light_20_Square_20_BR" draw:display-name="VRT Light Square BR" draw:style="square" draw:cx="30%" draw:cy="30%" draw:start-color="#0073bc" draw:end-color="#7fb9dd" draw:start-intensity="100%" draw:end-intensity="100%" draw:angle="0" draw:border="0%"/>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mall_20_Arrow" draw:display-name="Small Arrow" svg:viewBox="0 0 1321 3493" svg:d="M1321 3493h-1321l661-3493z"/>
    <draw:marker draw:name="Square" svg:viewBox="0 0 10 10" svg:d="M0 0h10v10h-10z"/>
    <draw:stroke-dash draw:name="Dashed_20__28_var_29_" draw:display-name="Dashed (var)" draw:style="rect" draw:dots1="1" draw:dots1-length="197%" draw:distance="127%"/>
    <draw:stroke-dash draw:name="Dashed_20__28_var_29__20_2" draw:display-name="Dashed (var) 2" draw:style="rect" draw:dots1="1" draw:dots1-length="0.02cm" draw:dots2="1" draw:dots2-length="0.02cm" draw:distance="0.02cm"/>
    <draw:stroke-dash draw:name="Dot" draw:style="rect" draw:dots1="1" draw:dots1-length="100%" draw:distance="100%"/>
    <draw:stroke-dash draw:name="Ultrafine_20_Dotted_20__28_var_29_" draw:display-name="Ultrafine Dotted (var)" draw:style="rect" draw:dots1="1" draw:distance="5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4" draw:marker-start="Arrow" draw:marker-start-width="0.2cm" draw:marker-start-center="false" draw:marker-end="Arrow" draw:marker-end-width="0.3cm" draw:marker-end-center="false" draw:fill="solid" draw:fill-color="#729fcf" draw:textarea-horizontal-align="justify" fo:padding-top="0.125cm" fo:padding-bottom="0.125cm" fo:padding-left="0.25cm" fo:padding-right="0.25cm" draw:shadow="hidden" draw:shadow-offset-x="0.2cm" draw:shadow-offset-y="0.2cm" draw:shadow-color="#808080" text:animation-delay="P0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0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Arrow" draw:marker-start-width="0.3cm" draw:marker-end-width="0.3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8-10-09T11:33:38.401132592</meta:creation-date>
    <dc:date>2020-06-24T00:23:49.168164632</dc:date>
    <meta:editing-duration>PT46M22S</meta:editing-duration>
    <meta:editing-cycles>8</meta:editing-cycles>
    <meta:generator>LibreOffice/6.4.3.2$Linux_X86_64 LibreOffice_project/40$Build-2</meta:generator>
    <meta:document-statistic meta:object-count="411"/>
  </office:meta>
</office:document-meta>
</file>